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1E20000019700000130A2F0D5F8.svg" manifest:media-type="image/svg+xml"/>
  <manifest:file-entry manifest:full-path="Pictures/100001360000014A0000014AD953836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426cm" fo:margin-left="0.238cm" fo:margin-top="0cm" fo:margin-bottom="0cm" table:align="left" style:writing-mode="page"/>
    </style:style>
    <style:style style:name="Table1.A" style:family="table-column">
      <style:table-column-properties style:column-width="6.869cm"/>
    </style:style>
    <style:style style:name="Table1.B" style:family="table-column">
      <style:table-column-properties style:column-width="1.057cm"/>
    </style:style>
    <style:style style:name="Table1.C" style:family="table-column">
      <style:table-column-properties style:column-width="1.829cm"/>
    </style:style>
    <style:style style:name="Table1.D" style:family="table-column">
      <style:table-column-properties style:column-width="1.826cm"/>
    </style:style>
    <style:style style:name="Table1.E" style:family="table-column">
      <style:table-column-properties style:column-width="1.827cm"/>
    </style:style>
    <style:style style:name="Table1.G" style:family="table-column">
      <style:table-column-properties style:column-width="1.822cm"/>
    </style:style>
    <style:style style:name="Table1.H" style:family="table-column">
      <style:table-column-properties style:column-width="2.367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fo:padding-left="0.012cm" fo:padding-right="0.009cm" fo:padding-top="0cm" fo:padding-bottom="0cm" fo:border-left="0.75pt solid #494429" fo:border-right="0.5pt solid #494429" fo:border-top="0.75pt solid #494429" fo:border-bottom="0.5pt solid #494429"/>
    </style:style>
    <style:style style:name="Table1.F1" style:family="table-cell">
      <style:table-cell-properties fo:padding-left="0.012cm" fo:padding-right="0.009cm" fo:padding-top="0cm" fo:padding-bottom="0cm" fo:border-left="0.5pt solid #494429" fo:border-right="0.75pt solid #494429" fo:border-top="0.75pt solid #494429" fo:border-bottom="0.5pt solid #494429"/>
    </style:style>
    <style:style style:name="Table1.2" style:family="table-row">
      <style:table-row-properties style:min-row-height="0.628cm" fo:keep-together="auto"/>
    </style:style>
    <style:style style:name="Table1.A2" style:family="table-cell">
      <style:table-cell-properties fo:padding-left="0.012cm" fo:padding-right="0.009cm" fo:padding-top="0cm" fo:padding-bottom="0cm" fo:border-left="0.75pt solid #494429" fo:border-right="0.5pt solid #494429" fo:border-top="0.5pt solid #494429" fo:border-bottom="0.5pt solid #494429"/>
    </style:style>
    <style:style style:name="Table1.F2" style:family="table-cell">
      <style:table-cell-properties fo:padding-left="0.012cm" fo:padding-right="0.009cm" fo:padding-top="0cm" fo:padding-bottom="0cm" fo:border-left="0.5pt solid #494429" fo:border-right="none" fo:border-top="0.5pt solid #494429" fo:border-bottom="0.5pt solid #494429"/>
    </style:style>
    <style:style style:name="Table1.G2" style:family="table-cell">
      <style:table-cell-properties fo:padding-left="0.012cm" fo:padding-right="0.009cm" fo:padding-top="0cm" fo:padding-bottom="0cm" fo:border-left="none" fo:border-right="none" fo:border-top="0.5pt solid #494429" fo:border-bottom="0.5pt solid #494429"/>
    </style:style>
    <style:style style:name="Table1.H2" style:family="table-cell">
      <style:table-cell-properties fo:padding-left="0.012cm" fo:padding-right="0.009cm" fo:padding-top="0cm" fo:padding-bottom="0cm" fo:border-left="none" fo:border-right="0.75pt solid #494429" fo:border-top="0.5pt solid #494429" fo:border-bottom="0.5pt solid #494429"/>
    </style:style>
    <style:style style:name="Table1.3" style:family="table-row">
      <style:table-row-properties style:min-row-height="0.617cm" fo:keep-together="auto"/>
    </style:style>
    <style:style style:name="Table1.A3" style:family="table-cell">
      <style:table-cell-properties fo:padding-left="0.012cm" fo:padding-right="0.009cm" fo:padding-top="0cm" fo:padding-bottom="0cm" fo:border-left="0.75pt solid #494429" fo:border-right="0.75pt solid #494429" fo:border-top="0.5pt solid #494429" fo:border-bottom="0.75pt solid #494429"/>
    </style:style>
    <style:style style:name="Table1.4" style:family="table-row">
      <style:table-row-properties style:min-row-height="1.436cm" fo:keep-together="auto"/>
    </style:style>
    <style:style style:name="Table1.A4" style:family="table-cell">
      <style:table-cell-properties fo:padding-left="0.012cm" fo:padding-right="0.009cm" fo:padding-top="0cm" fo:padding-bottom="0cm" fo:border-left="0.75pt solid #494429" fo:border-right="0.5pt solid #494429" fo:border-top="0.75pt solid #494429" fo:border-bottom="0.75pt solid #494429"/>
    </style:style>
    <style:style style:name="Table1.B4" style:family="table-cell">
      <style:table-cell-properties fo:padding-left="0.012cm" fo:padding-right="0.009cm" fo:padding-top="0cm" fo:padding-bottom="0cm" fo:border-left="0.5pt solid #494429" fo:border-right="0.75pt solid #494429" fo:border-top="0.75pt solid #494429" fo:border-bottom="0.75pt solid #494429" loext:writing-mode="bt-lr"/>
    </style:style>
    <style:style style:name="Table1.C4" style:family="table-cell">
      <style:table-cell-properties fo:background-color="#13acff" fo:padding-left="0.012cm" fo:padding-right="0.009cm" fo:padding-top="0cm" fo:padding-bottom="0cm" fo:border-left="0.5pt solid #494429" fo:border-right="0.5pt solid #494429" fo:border-top="0.75pt solid #494429" fo:border-bottom="0.75pt solid #494429">
        <style:background-image/>
      </style:table-cell-properties>
    </style:style>
    <style:style style:name="Table1.D4" style:family="table-cell">
      <style:table-cell-properties fo:background-color="#9830fa" fo:padding-left="0.012cm" fo:padding-right="0.009cm" fo:padding-top="0cm" fo:padding-bottom="0cm" fo:border-left="0.5pt solid #494429" fo:border-right="0.5pt solid #494429" fo:border-top="0.75pt solid #494429" fo:border-bottom="0.75pt solid #494429">
        <style:background-image/>
      </style:table-cell-properties>
    </style:style>
    <style:style style:name="Table1.E4" style:family="table-cell">
      <style:table-cell-properties fo:background-color="#fe8903" fo:padding-left="0.012cm" fo:padding-right="0.009cm" fo:padding-top="0cm" fo:padding-bottom="0cm" fo:border-left="0.5pt solid #494429" fo:border-right="0.5pt solid #494429" fo:border-top="0.75pt solid #494429" fo:border-bottom="0.75pt solid #494429">
        <style:background-image/>
      </style:table-cell-properties>
    </style:style>
    <style:style style:name="Table1.F4" style:family="table-cell">
      <style:table-cell-properties fo:background-color="#3eff85" fo:padding-left="0.012cm" fo:padding-right="0.009cm" fo:padding-top="0cm" fo:padding-bottom="0cm" fo:border-left="0.5pt solid #494429" fo:border-right="0.5pt solid #494429" fo:border-top="0.75pt solid #494429" fo:border-bottom="0.75pt solid #494429">
        <style:background-image/>
      </style:table-cell-properties>
    </style:style>
    <style:style style:name="Table1.G4" style:family="table-cell">
      <style:table-cell-properties fo:background-color="#f4f814" fo:padding-left="0.012cm" fo:padding-right="0.009cm" fo:padding-top="0cm" fo:padding-bottom="0cm" fo:border-left="0.5pt solid #494429" fo:border-right="0.5pt solid #494429" fo:border-top="0.75pt solid #494429" fo:border-bottom="0.75pt solid #494429">
        <style:background-image/>
      </style:table-cell-properties>
    </style:style>
    <style:style style:name="Table1.H4" style:family="table-cell">
      <style:table-cell-properties fo:background-color="#898d8c" fo:padding-left="0.012cm" fo:padding-right="0.009cm" fo:padding-top="0cm" fo:padding-bottom="0cm" fo:border-left="0.5pt solid #494429" fo:border-right="0.75pt solid #494429" fo:border-top="0.75pt solid #494429" fo:border-bottom="0.75pt solid #494429">
        <style:background-image/>
      </style:table-cell-properties>
    </style:style>
    <style:style style:name="Table1.5" style:family="table-row">
      <style:table-row-properties style:min-row-height="5.251cm" fo:keep-together="auto"/>
    </style:style>
    <style:style style:name="Table1.A5" style:family="table-cell">
      <style:table-cell-properties fo:padding-left="0.012cm" fo:padding-right="0.009cm" fo:padding-top="0cm" fo:padding-bottom="0cm" fo:border-left="0.75pt solid #494429" fo:border-right="0.5pt solid #494429" fo:border-top="none" fo:border-bottom="0.75pt solid #494429"/>
    </style:style>
    <style:style style:name="Table1.B5" style:family="table-cell">
      <style:table-cell-properties fo:padding-left="0.012cm" fo:padding-right="0.009cm" fo:padding-top="0cm" fo:padding-bottom="0cm" fo:border-left="0.5pt solid #494429" fo:border-right="0.75pt solid #494429" fo:border-top="none" fo:border-bottom="0.75pt solid #494429" loext:writing-mode="bt-lr"/>
    </style:style>
    <style:style style:name="Table1.C5" style:family="table-cell">
      <style:table-cell-properties fo:padding-left="0.012cm" fo:padding-right="0.009cm" fo:padding-top="0cm" fo:padding-bottom="0cm" fo:border-left="0.5pt solid #494429" fo:border-right="0.5pt solid #494429" fo:border-top="0.75pt solid #494429" fo:border-bottom="0.75pt solid #494429" loext:writing-mode="bt-lr"/>
    </style:style>
    <style:style style:name="Table1.D5" style:family="table-cell">
      <style:table-cell-properties fo:padding-left="0.012cm" fo:padding-right="0.009cm" fo:padding-top="0cm" fo:padding-bottom="0cm" fo:border-left="0.5pt solid #494429" fo:border-right="0.5pt solid #494429" fo:border-top="0.75pt solid #494429" fo:border-bottom="0.75pt solid #494429" loext:writing-mode="bt-lr"/>
    </style:style>
    <style:style style:name="Table1.E5" style:family="table-cell">
      <style:table-cell-properties fo:padding-left="0.012cm" fo:padding-right="0.009cm" fo:padding-top="0cm" fo:padding-bottom="0cm" fo:border-left="0.5pt solid #494429" fo:border-right="0.5pt solid #494429" fo:border-top="0.75pt solid #494429" fo:border-bottom="0.75pt solid #494429" loext:writing-mode="bt-lr"/>
    </style:style>
    <style:style style:name="Table1.F5" style:family="table-cell">
      <style:table-cell-properties fo:padding-left="0.012cm" fo:padding-right="0.009cm" fo:padding-top="0cm" fo:padding-bottom="0cm" fo:border-left="0.5pt solid #494429" fo:border-right="0.5pt solid #494429" fo:border-top="0.75pt solid #494429" fo:border-bottom="0.75pt solid #494429" loext:writing-mode="bt-lr"/>
    </style:style>
    <style:style style:name="Table1.G5" style:family="table-cell">
      <style:table-cell-properties fo:padding-left="0.012cm" fo:padding-right="0.009cm" fo:padding-top="0cm" fo:padding-bottom="0cm" fo:border-left="0.5pt solid #494429" fo:border-right="0.5pt solid #494429" fo:border-top="0.75pt solid #494429" fo:border-bottom="0.75pt solid #494429" loext:writing-mode="bt-lr"/>
    </style:style>
    <style:style style:name="Table1.6" style:family="table-row">
      <style:table-row-properties style:min-row-height="0.764cm" fo:keep-together="auto"/>
    </style:style>
    <style:style style:name="Table1.A6" style:family="table-cell">
      <style:table-cell-properties fo:padding-left="0.012cm" fo:padding-right="0.009cm" fo:padding-top="0cm" fo:padding-bottom="0cm" fo:border-left="0.75pt solid #494429" fo:border-right="0.75pt solid #494429" fo:border-top="0.75pt solid #494429" fo:border-bottom="0.5pt solid #494429"/>
    </style:style>
    <style:style style:name="Table1.B7" style:family="table-cell">
      <style:table-cell-properties fo:padding-left="0.012cm" fo:padding-right="0.009cm" fo:padding-top="0cm" fo:padding-bottom="0cm" fo:border="0.5pt solid #494429"/>
    </style:style>
    <style:style style:name="Table1.C7" style:family="table-cell">
      <style:table-cell-properties fo:background-color="#13acff" fo:padding-left="0.012cm" fo:padding-right="0.009cm" fo:padding-top="0cm" fo:padding-bottom="0cm" fo:border="0.5pt solid #494429">
        <style:background-image/>
      </style:table-cell-properties>
    </style:style>
    <style:style style:name="Table1.D7" style:family="table-cell">
      <style:table-cell-properties fo:background-color="#9830fa" fo:padding-left="0.012cm" fo:padding-right="0.009cm" fo:padding-top="0cm" fo:padding-bottom="0cm" fo:border="0.5pt solid #494429">
        <style:background-image/>
      </style:table-cell-properties>
    </style:style>
    <style:style style:name="Table1.E7" style:family="table-cell">
      <style:table-cell-properties fo:background-color="#fe8903" fo:padding-left="0.012cm" fo:padding-right="0.009cm" fo:padding-top="0cm" fo:padding-bottom="0cm" fo:border="0.5pt solid #494429">
        <style:background-image/>
      </style:table-cell-properties>
    </style:style>
    <style:style style:name="Table1.F7" style:family="table-cell">
      <style:table-cell-properties fo:background-color="#3eff85" fo:padding-left="0.012cm" fo:padding-right="0.009cm" fo:padding-top="0cm" fo:padding-bottom="0cm" fo:border="0.5pt solid #494429">
        <style:background-image/>
      </style:table-cell-properties>
    </style:style>
    <style:style style:name="Table1.G7" style:family="table-cell">
      <style:table-cell-properties fo:background-color="#f4f814" fo:padding-left="0.012cm" fo:padding-right="0.009cm" fo:padding-top="0cm" fo:padding-bottom="0cm" fo:border="0.5pt solid #494429">
        <style:background-image/>
      </style:table-cell-properties>
    </style:style>
    <style:style style:name="Table1.H7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8" style:family="table-cell">
      <style:table-cell-properties fo:padding-left="0.012cm" fo:padding-right="0.009cm" fo:padding-top="0cm" fo:padding-bottom="0cm" fo:border="0.5pt solid #494429"/>
    </style:style>
    <style:style style:name="Table1.E8" style:family="table-cell">
      <style:table-cell-properties fo:padding-left="0.012cm" fo:padding-right="0.009cm" fo:padding-top="0cm" fo:padding-bottom="0cm" fo:border="0.5pt solid #494429"/>
    </style:style>
    <style:style style:name="Table1.G8" style:family="table-cell">
      <style:table-cell-properties fo:padding-left="0.012cm" fo:padding-right="0.009cm" fo:padding-top="0cm" fo:padding-bottom="0cm" fo:border="0.5pt solid #494429"/>
    </style:style>
    <style:style style:name="Table1.H8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9" style:family="table-cell">
      <style:table-cell-properties fo:padding-left="0.012cm" fo:padding-right="0.009cm" fo:padding-top="0cm" fo:padding-bottom="0cm" fo:border="0.5pt solid #494429"/>
    </style:style>
    <style:style style:name="Table1.C9" style:family="table-cell">
      <style:table-cell-properties fo:padding-left="0.012cm" fo:padding-right="0.009cm" fo:padding-top="0cm" fo:padding-bottom="0cm" fo:border="0.5pt solid #494429"/>
    </style:style>
    <style:style style:name="Table1.D9" style:family="table-cell">
      <style:table-cell-properties fo:padding-left="0.012cm" fo:padding-right="0.009cm" fo:padding-top="0cm" fo:padding-bottom="0cm" fo:border="0.5pt solid #494429"/>
    </style:style>
    <style:style style:name="Table1.E9" style:family="table-cell">
      <style:table-cell-properties fo:padding-left="0.012cm" fo:padding-right="0.009cm" fo:padding-top="0cm" fo:padding-bottom="0cm" fo:border="0.5pt solid #494429"/>
    </style:style>
    <style:style style:name="Table1.F9" style:family="table-cell">
      <style:table-cell-properties fo:padding-left="0.012cm" fo:padding-right="0.009cm" fo:padding-top="0cm" fo:padding-bottom="0cm" fo:border="0.5pt solid #494429"/>
    </style:style>
    <style:style style:name="Table1.G9" style:family="table-cell">
      <style:table-cell-properties fo:padding-left="0.012cm" fo:padding-right="0.009cm" fo:padding-top="0cm" fo:padding-bottom="0cm" fo:border="0.5pt solid #494429"/>
    </style:style>
    <style:style style:name="Table1.H9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0" style:family="table-cell">
      <style:table-cell-properties fo:padding-left="0.012cm" fo:padding-right="0.009cm" fo:padding-top="0cm" fo:padding-bottom="0cm" fo:border="0.5pt solid #494429"/>
    </style:style>
    <style:style style:name="Table1.C10" style:family="table-cell">
      <style:table-cell-properties fo:padding-left="0.012cm" fo:padding-right="0.009cm" fo:padding-top="0cm" fo:padding-bottom="0cm" fo:border="0.5pt solid #494429"/>
    </style:style>
    <style:style style:name="Table1.D10" style:family="table-cell">
      <style:table-cell-properties fo:padding-left="0.012cm" fo:padding-right="0.009cm" fo:padding-top="0cm" fo:padding-bottom="0cm" fo:border="0.5pt solid #494429"/>
    </style:style>
    <style:style style:name="Table1.E10" style:family="table-cell">
      <style:table-cell-properties fo:padding-left="0.012cm" fo:padding-right="0.009cm" fo:padding-top="0cm" fo:padding-bottom="0cm" fo:border="0.5pt solid #494429"/>
    </style:style>
    <style:style style:name="Table1.F10" style:family="table-cell">
      <style:table-cell-properties fo:padding-left="0.012cm" fo:padding-right="0.009cm" fo:padding-top="0cm" fo:padding-bottom="0cm" fo:border="0.5pt solid #494429"/>
    </style:style>
    <style:style style:name="Table1.G10" style:family="table-cell">
      <style:table-cell-properties fo:padding-left="0.012cm" fo:padding-right="0.009cm" fo:padding-top="0cm" fo:padding-bottom="0cm" fo:border="0.5pt solid #494429"/>
    </style:style>
    <style:style style:name="Table1.H10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1" style:family="table-cell">
      <style:table-cell-properties fo:padding-left="0.012cm" fo:padding-right="0.009cm" fo:padding-top="0cm" fo:padding-bottom="0cm" fo:border="0.5pt solid #494429"/>
    </style:style>
    <style:style style:name="Table1.C11" style:family="table-cell">
      <style:table-cell-properties fo:padding-left="0.012cm" fo:padding-right="0.009cm" fo:padding-top="0cm" fo:padding-bottom="0cm" fo:border="0.5pt solid #494429"/>
    </style:style>
    <style:style style:name="Table1.D11" style:family="table-cell">
      <style:table-cell-properties fo:padding-left="0.012cm" fo:padding-right="0.009cm" fo:padding-top="0cm" fo:padding-bottom="0cm" fo:border="0.5pt solid #494429"/>
    </style:style>
    <style:style style:name="Table1.E11" style:family="table-cell">
      <style:table-cell-properties fo:padding-left="0.012cm" fo:padding-right="0.009cm" fo:padding-top="0cm" fo:padding-bottom="0cm" fo:border="0.5pt solid #494429"/>
    </style:style>
    <style:style style:name="Table1.F11" style:family="table-cell">
      <style:table-cell-properties fo:padding-left="0.012cm" fo:padding-right="0.009cm" fo:padding-top="0cm" fo:padding-bottom="0cm" fo:border="0.5pt solid #494429"/>
    </style:style>
    <style:style style:name="Table1.G11" style:family="table-cell">
      <style:table-cell-properties fo:padding-left="0.012cm" fo:padding-right="0.009cm" fo:padding-top="0cm" fo:padding-bottom="0cm" fo:border="0.5pt solid #494429"/>
    </style:style>
    <style:style style:name="Table1.H11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2" style:family="table-cell">
      <style:table-cell-properties fo:padding-left="0.012cm" fo:padding-right="0.009cm" fo:padding-top="0cm" fo:padding-bottom="0cm" fo:border="0.5pt solid #494429"/>
    </style:style>
    <style:style style:name="Table1.C12" style:family="table-cell">
      <style:table-cell-properties fo:padding-left="0.012cm" fo:padding-right="0.009cm" fo:padding-top="0cm" fo:padding-bottom="0cm" fo:border="0.5pt solid #494429"/>
    </style:style>
    <style:style style:name="Table1.D12" style:family="table-cell">
      <style:table-cell-properties fo:padding-left="0.012cm" fo:padding-right="0.009cm" fo:padding-top="0cm" fo:padding-bottom="0cm" fo:border="0.5pt solid #494429"/>
    </style:style>
    <style:style style:name="Table1.E12" style:family="table-cell">
      <style:table-cell-properties fo:padding-left="0.012cm" fo:padding-right="0.009cm" fo:padding-top="0cm" fo:padding-bottom="0cm" fo:border="0.5pt solid #494429"/>
    </style:style>
    <style:style style:name="Table1.F12" style:family="table-cell">
      <style:table-cell-properties fo:padding-left="0.012cm" fo:padding-right="0.009cm" fo:padding-top="0cm" fo:padding-bottom="0cm" fo:border="0.5pt solid #494429"/>
    </style:style>
    <style:style style:name="Table1.G12" style:family="table-cell">
      <style:table-cell-properties fo:padding-left="0.012cm" fo:padding-right="0.009cm" fo:padding-top="0cm" fo:padding-bottom="0cm" fo:border="0.5pt solid #494429"/>
    </style:style>
    <style:style style:name="Table1.H12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3" style:family="table-cell">
      <style:table-cell-properties fo:padding-left="0.012cm" fo:padding-right="0.009cm" fo:padding-top="0cm" fo:padding-bottom="0cm" fo:border="0.5pt solid #494429"/>
    </style:style>
    <style:style style:name="Table1.C13" style:family="table-cell">
      <style:table-cell-properties fo:padding-left="0.012cm" fo:padding-right="0.009cm" fo:padding-top="0cm" fo:padding-bottom="0cm" fo:border="0.5pt solid #494429"/>
    </style:style>
    <style:style style:name="Table1.D13" style:family="table-cell">
      <style:table-cell-properties fo:padding-left="0.012cm" fo:padding-right="0.009cm" fo:padding-top="0cm" fo:padding-bottom="0cm" fo:border="0.5pt solid #494429"/>
    </style:style>
    <style:style style:name="Table1.E13" style:family="table-cell">
      <style:table-cell-properties fo:padding-left="0.012cm" fo:padding-right="0.009cm" fo:padding-top="0cm" fo:padding-bottom="0cm" fo:border="0.5pt solid #494429"/>
    </style:style>
    <style:style style:name="Table1.F13" style:family="table-cell">
      <style:table-cell-properties fo:padding-left="0.012cm" fo:padding-right="0.009cm" fo:padding-top="0cm" fo:padding-bottom="0cm" fo:border="0.5pt solid #494429"/>
    </style:style>
    <style:style style:name="Table1.G13" style:family="table-cell">
      <style:table-cell-properties fo:padding-left="0.012cm" fo:padding-right="0.009cm" fo:padding-top="0cm" fo:padding-bottom="0cm" fo:border="0.5pt solid #494429"/>
    </style:style>
    <style:style style:name="Table1.H13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4" style:family="table-cell">
      <style:table-cell-properties fo:padding-left="0.012cm" fo:padding-right="0.009cm" fo:padding-top="0cm" fo:padding-bottom="0cm" fo:border="0.5pt solid #494429"/>
    </style:style>
    <style:style style:name="Table1.C14" style:family="table-cell">
      <style:table-cell-properties fo:padding-left="0.012cm" fo:padding-right="0.009cm" fo:padding-top="0cm" fo:padding-bottom="0cm" fo:border="0.5pt solid #494429"/>
    </style:style>
    <style:style style:name="Table1.D14" style:family="table-cell">
      <style:table-cell-properties fo:padding-left="0.012cm" fo:padding-right="0.009cm" fo:padding-top="0cm" fo:padding-bottom="0cm" fo:border="0.5pt solid #494429"/>
    </style:style>
    <style:style style:name="Table1.E14" style:family="table-cell">
      <style:table-cell-properties fo:padding-left="0.012cm" fo:padding-right="0.009cm" fo:padding-top="0cm" fo:padding-bottom="0cm" fo:border="0.5pt solid #494429"/>
    </style:style>
    <style:style style:name="Table1.F14" style:family="table-cell">
      <style:table-cell-properties fo:padding-left="0.012cm" fo:padding-right="0.009cm" fo:padding-top="0cm" fo:padding-bottom="0cm" fo:border="0.5pt solid #494429"/>
    </style:style>
    <style:style style:name="Table1.G14" style:family="table-cell">
      <style:table-cell-properties fo:padding-left="0.012cm" fo:padding-right="0.009cm" fo:padding-top="0cm" fo:padding-bottom="0cm" fo:border="0.5pt solid #494429"/>
    </style:style>
    <style:style style:name="Table1.H14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5" style:family="table-cell">
      <style:table-cell-properties fo:padding-left="0.012cm" fo:padding-right="0.009cm" fo:padding-top="0cm" fo:padding-bottom="0cm" fo:border="0.5pt solid #494429"/>
    </style:style>
    <style:style style:name="Table1.C15" style:family="table-cell">
      <style:table-cell-properties fo:padding-left="0.012cm" fo:padding-right="0.009cm" fo:padding-top="0cm" fo:padding-bottom="0cm" fo:border="0.5pt solid #494429"/>
    </style:style>
    <style:style style:name="Table1.D15" style:family="table-cell">
      <style:table-cell-properties fo:padding-left="0.012cm" fo:padding-right="0.009cm" fo:padding-top="0cm" fo:padding-bottom="0cm" fo:border="0.5pt solid #494429"/>
    </style:style>
    <style:style style:name="Table1.E15" style:family="table-cell">
      <style:table-cell-properties fo:padding-left="0.012cm" fo:padding-right="0.009cm" fo:padding-top="0cm" fo:padding-bottom="0cm" fo:border="0.5pt solid #494429"/>
    </style:style>
    <style:style style:name="Table1.F15" style:family="table-cell">
      <style:table-cell-properties fo:padding-left="0.012cm" fo:padding-right="0.009cm" fo:padding-top="0cm" fo:padding-bottom="0cm" fo:border="0.5pt solid #494429"/>
    </style:style>
    <style:style style:name="Table1.G15" style:family="table-cell">
      <style:table-cell-properties fo:padding-left="0.012cm" fo:padding-right="0.009cm" fo:padding-top="0cm" fo:padding-bottom="0cm" fo:border="0.5pt solid #494429"/>
    </style:style>
    <style:style style:name="Table1.H15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6" style:family="table-cell">
      <style:table-cell-properties fo:padding-left="0.012cm" fo:padding-right="0.009cm" fo:padding-top="0cm" fo:padding-bottom="0cm" fo:border="0.5pt solid #494429"/>
    </style:style>
    <style:style style:name="Table1.C16" style:family="table-cell">
      <style:table-cell-properties fo:padding-left="0.012cm" fo:padding-right="0.009cm" fo:padding-top="0cm" fo:padding-bottom="0cm" fo:border="0.5pt solid #494429"/>
    </style:style>
    <style:style style:name="Table1.D16" style:family="table-cell">
      <style:table-cell-properties fo:padding-left="0.012cm" fo:padding-right="0.009cm" fo:padding-top="0cm" fo:padding-bottom="0cm" fo:border="0.5pt solid #494429"/>
    </style:style>
    <style:style style:name="Table1.E16" style:family="table-cell">
      <style:table-cell-properties fo:padding-left="0.012cm" fo:padding-right="0.009cm" fo:padding-top="0cm" fo:padding-bottom="0cm" fo:border="0.5pt solid #494429"/>
    </style:style>
    <style:style style:name="Table1.F16" style:family="table-cell">
      <style:table-cell-properties fo:padding-left="0.012cm" fo:padding-right="0.009cm" fo:padding-top="0cm" fo:padding-bottom="0cm" fo:border="0.5pt solid #494429"/>
    </style:style>
    <style:style style:name="Table1.G16" style:family="table-cell">
      <style:table-cell-properties fo:padding-left="0.012cm" fo:padding-right="0.009cm" fo:padding-top="0cm" fo:padding-bottom="0cm" fo:border="0.5pt solid #494429"/>
    </style:style>
    <style:style style:name="Table1.H16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17" style:family="table-row">
      <style:table-row-properties style:min-row-height="0.25cm" fo:keep-together="auto"/>
    </style:style>
    <style:style style:name="Table1.A17" style:family="table-cell">
      <style:table-cell-properties fo:padding-left="0.012cm" fo:padding-right="0.009cm" fo:padding-top="0cm" fo:padding-bottom="0cm" fo:border-left="0.75pt solid #494429" fo:border-right="0.75pt solid #494429" fo:border-top="0.5pt solid #494429" fo:border-bottom="0.5pt solid #494429"/>
    </style:style>
    <style:style style:name="Table1.B18" style:family="table-cell">
      <style:table-cell-properties fo:padding-left="0.012cm" fo:padding-right="0.009cm" fo:padding-top="0cm" fo:padding-bottom="0cm" fo:border="0.5pt solid #494429"/>
    </style:style>
    <style:style style:name="Table1.C18" style:family="table-cell">
      <style:table-cell-properties fo:padding-left="0.012cm" fo:padding-right="0.009cm" fo:padding-top="0cm" fo:padding-bottom="0cm" fo:border="0.5pt solid #494429"/>
    </style:style>
    <style:style style:name="Table1.D18" style:family="table-cell">
      <style:table-cell-properties fo:padding-left="0.012cm" fo:padding-right="0.009cm" fo:padding-top="0cm" fo:padding-bottom="0cm" fo:border="0.5pt solid #494429"/>
    </style:style>
    <style:style style:name="Table1.E18" style:family="table-cell">
      <style:table-cell-properties fo:padding-left="0.012cm" fo:padding-right="0.009cm" fo:padding-top="0cm" fo:padding-bottom="0cm" fo:border="0.5pt solid #494429"/>
    </style:style>
    <style:style style:name="Table1.F18" style:family="table-cell">
      <style:table-cell-properties fo:padding-left="0.012cm" fo:padding-right="0.009cm" fo:padding-top="0cm" fo:padding-bottom="0cm" fo:border="0.5pt solid #494429"/>
    </style:style>
    <style:style style:name="Table1.G18" style:family="table-cell">
      <style:table-cell-properties fo:padding-left="0.012cm" fo:padding-right="0.009cm" fo:padding-top="0cm" fo:padding-bottom="0cm" fo:border="0.5pt solid #494429"/>
    </style:style>
    <style:style style:name="Table1.H18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9" style:family="table-cell">
      <style:table-cell-properties fo:padding-left="0.012cm" fo:padding-right="0.009cm" fo:padding-top="0cm" fo:padding-bottom="0cm" fo:border="0.5pt solid #494429"/>
    </style:style>
    <style:style style:name="Table1.C19" style:family="table-cell">
      <style:table-cell-properties fo:padding-left="0.012cm" fo:padding-right="0.009cm" fo:padding-top="0cm" fo:padding-bottom="0cm" fo:border="0.5pt solid #494429"/>
    </style:style>
    <style:style style:name="Table1.D19" style:family="table-cell">
      <style:table-cell-properties fo:padding-left="0.012cm" fo:padding-right="0.009cm" fo:padding-top="0cm" fo:padding-bottom="0cm" fo:border="0.5pt solid #494429"/>
    </style:style>
    <style:style style:name="Table1.E19" style:family="table-cell">
      <style:table-cell-properties fo:padding-left="0.012cm" fo:padding-right="0.009cm" fo:padding-top="0cm" fo:padding-bottom="0cm" fo:border="0.5pt solid #494429"/>
    </style:style>
    <style:style style:name="Table1.F19" style:family="table-cell">
      <style:table-cell-properties fo:padding-left="0.012cm" fo:padding-right="0.009cm" fo:padding-top="0cm" fo:padding-bottom="0cm" fo:border="0.5pt solid #494429"/>
    </style:style>
    <style:style style:name="Table1.G19" style:family="table-cell">
      <style:table-cell-properties fo:padding-left="0.012cm" fo:padding-right="0.009cm" fo:padding-top="0cm" fo:padding-bottom="0cm" fo:border="0.5pt solid #494429"/>
    </style:style>
    <style:style style:name="Table1.H19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0" style:family="table-cell">
      <style:table-cell-properties fo:padding-left="0.012cm" fo:padding-right="0.009cm" fo:padding-top="0cm" fo:padding-bottom="0cm" fo:border="0.5pt solid #494429"/>
    </style:style>
    <style:style style:name="Table1.C20" style:family="table-cell">
      <style:table-cell-properties fo:padding-left="0.012cm" fo:padding-right="0.009cm" fo:padding-top="0cm" fo:padding-bottom="0cm" fo:border="0.5pt solid #494429"/>
    </style:style>
    <style:style style:name="Table1.D20" style:family="table-cell">
      <style:table-cell-properties fo:padding-left="0.012cm" fo:padding-right="0.009cm" fo:padding-top="0cm" fo:padding-bottom="0cm" fo:border="0.5pt solid #494429"/>
    </style:style>
    <style:style style:name="Table1.E20" style:family="table-cell">
      <style:table-cell-properties fo:padding-left="0.012cm" fo:padding-right="0.009cm" fo:padding-top="0cm" fo:padding-bottom="0cm" fo:border="0.5pt solid #494429"/>
    </style:style>
    <style:style style:name="Table1.F20" style:family="table-cell">
      <style:table-cell-properties fo:padding-left="0.012cm" fo:padding-right="0.009cm" fo:padding-top="0cm" fo:padding-bottom="0cm" fo:border="0.5pt solid #494429"/>
    </style:style>
    <style:style style:name="Table1.G20" style:family="table-cell">
      <style:table-cell-properties fo:padding-left="0.012cm" fo:padding-right="0.009cm" fo:padding-top="0cm" fo:padding-bottom="0cm" fo:border="0.5pt solid #494429"/>
    </style:style>
    <style:style style:name="Table1.H20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1" style:family="table-cell">
      <style:table-cell-properties fo:padding-left="0.012cm" fo:padding-right="0.009cm" fo:padding-top="0cm" fo:padding-bottom="0cm" fo:border="0.5pt solid #494429"/>
    </style:style>
    <style:style style:name="Table1.C21" style:family="table-cell">
      <style:table-cell-properties fo:padding-left="0.012cm" fo:padding-right="0.009cm" fo:padding-top="0cm" fo:padding-bottom="0cm" fo:border="0.5pt solid #494429"/>
    </style:style>
    <style:style style:name="Table1.D21" style:family="table-cell">
      <style:table-cell-properties fo:padding-left="0.012cm" fo:padding-right="0.009cm" fo:padding-top="0cm" fo:padding-bottom="0cm" fo:border="0.5pt solid #494429"/>
    </style:style>
    <style:style style:name="Table1.E21" style:family="table-cell">
      <style:table-cell-properties fo:padding-left="0.012cm" fo:padding-right="0.009cm" fo:padding-top="0cm" fo:padding-bottom="0cm" fo:border="0.5pt solid #494429"/>
    </style:style>
    <style:style style:name="Table1.F21" style:family="table-cell">
      <style:table-cell-properties fo:padding-left="0.012cm" fo:padding-right="0.009cm" fo:padding-top="0cm" fo:padding-bottom="0cm" fo:border="0.5pt solid #494429"/>
    </style:style>
    <style:style style:name="Table1.G21" style:family="table-cell">
      <style:table-cell-properties fo:padding-left="0.012cm" fo:padding-right="0.009cm" fo:padding-top="0cm" fo:padding-bottom="0cm" fo:border="0.5pt solid #494429"/>
    </style:style>
    <style:style style:name="Table1.H21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2" style:family="table-cell">
      <style:table-cell-properties fo:padding-left="0.012cm" fo:padding-right="0.009cm" fo:padding-top="0cm" fo:padding-bottom="0cm" fo:border="0.5pt solid #494429"/>
    </style:style>
    <style:style style:name="Table1.C22" style:family="table-cell">
      <style:table-cell-properties fo:padding-left="0.012cm" fo:padding-right="0.009cm" fo:padding-top="0cm" fo:padding-bottom="0cm" fo:border="0.5pt solid #494429"/>
    </style:style>
    <style:style style:name="Table1.D22" style:family="table-cell">
      <style:table-cell-properties fo:padding-left="0.012cm" fo:padding-right="0.009cm" fo:padding-top="0cm" fo:padding-bottom="0cm" fo:border="0.5pt solid #494429"/>
    </style:style>
    <style:style style:name="Table1.E22" style:family="table-cell">
      <style:table-cell-properties fo:padding-left="0.012cm" fo:padding-right="0.009cm" fo:padding-top="0cm" fo:padding-bottom="0cm" fo:border="0.5pt solid #494429"/>
    </style:style>
    <style:style style:name="Table1.F22" style:family="table-cell">
      <style:table-cell-properties fo:padding-left="0.012cm" fo:padding-right="0.009cm" fo:padding-top="0cm" fo:padding-bottom="0cm" fo:border="0.5pt solid #494429"/>
    </style:style>
    <style:style style:name="Table1.G22" style:family="table-cell">
      <style:table-cell-properties fo:padding-left="0.012cm" fo:padding-right="0.009cm" fo:padding-top="0cm" fo:padding-bottom="0cm" fo:border="0.5pt solid #494429"/>
    </style:style>
    <style:style style:name="Table1.H22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3" style:family="table-cell">
      <style:table-cell-properties fo:padding-left="0.012cm" fo:padding-right="0.009cm" fo:padding-top="0cm" fo:padding-bottom="0cm" fo:border="0.5pt solid #494429"/>
    </style:style>
    <style:style style:name="Table1.C23" style:family="table-cell">
      <style:table-cell-properties fo:padding-left="0.012cm" fo:padding-right="0.009cm" fo:padding-top="0cm" fo:padding-bottom="0cm" fo:border="0.5pt solid #494429"/>
    </style:style>
    <style:style style:name="Table1.D23" style:family="table-cell">
      <style:table-cell-properties fo:padding-left="0.012cm" fo:padding-right="0.009cm" fo:padding-top="0cm" fo:padding-bottom="0cm" fo:border="0.5pt solid #494429"/>
    </style:style>
    <style:style style:name="Table1.E23" style:family="table-cell">
      <style:table-cell-properties fo:padding-left="0.012cm" fo:padding-right="0.009cm" fo:padding-top="0cm" fo:padding-bottom="0cm" fo:border="0.5pt solid #494429"/>
    </style:style>
    <style:style style:name="Table1.F23" style:family="table-cell">
      <style:table-cell-properties fo:padding-left="0.012cm" fo:padding-right="0.009cm" fo:padding-top="0cm" fo:padding-bottom="0cm" fo:border="0.5pt solid #494429"/>
    </style:style>
    <style:style style:name="Table1.G23" style:family="table-cell">
      <style:table-cell-properties fo:padding-left="0.012cm" fo:padding-right="0.009cm" fo:padding-top="0cm" fo:padding-bottom="0cm" fo:border="0.5pt solid #494429"/>
    </style:style>
    <style:style style:name="Table1.H23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4" style:family="table-cell">
      <style:table-cell-properties fo:padding-left="0.012cm" fo:padding-right="0.009cm" fo:padding-top="0cm" fo:padding-bottom="0cm" fo:border="0.5pt solid #494429"/>
    </style:style>
    <style:style style:name="Table1.C24" style:family="table-cell">
      <style:table-cell-properties fo:padding-left="0.012cm" fo:padding-right="0.009cm" fo:padding-top="0cm" fo:padding-bottom="0cm" fo:border="0.5pt solid #494429"/>
    </style:style>
    <style:style style:name="Table1.D24" style:family="table-cell">
      <style:table-cell-properties fo:padding-left="0.012cm" fo:padding-right="0.009cm" fo:padding-top="0cm" fo:padding-bottom="0cm" fo:border="0.5pt solid #494429"/>
    </style:style>
    <style:style style:name="Table1.E24" style:family="table-cell">
      <style:table-cell-properties fo:padding-left="0.012cm" fo:padding-right="0.009cm" fo:padding-top="0cm" fo:padding-bottom="0cm" fo:border="0.5pt solid #494429"/>
    </style:style>
    <style:style style:name="Table1.F24" style:family="table-cell">
      <style:table-cell-properties fo:padding-left="0.012cm" fo:padding-right="0.009cm" fo:padding-top="0cm" fo:padding-bottom="0cm" fo:border="0.5pt solid #494429"/>
    </style:style>
    <style:style style:name="Table1.G24" style:family="table-cell">
      <style:table-cell-properties fo:padding-left="0.012cm" fo:padding-right="0.009cm" fo:padding-top="0cm" fo:padding-bottom="0cm" fo:border="0.5pt solid #494429"/>
    </style:style>
    <style:style style:name="Table1.H24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A25" style:family="table-cell">
      <style:table-cell-properties fo:padding-left="0.012cm" fo:padding-right="0.009cm" fo:padding-top="0cm" fo:padding-bottom="0cm" fo:border-left="0.75pt solid #494429" fo:border-right="0.75pt solid #494429" fo:border-top="0.5pt solid #494429" fo:border-bottom="0.5pt solid #494429"/>
    </style:style>
    <style:style style:name="Table1.B26" style:family="table-cell">
      <style:table-cell-properties fo:padding-left="0.012cm" fo:padding-right="0.009cm" fo:padding-top="0cm" fo:padding-bottom="0cm" fo:border="0.5pt solid #494429"/>
    </style:style>
    <style:style style:name="Table1.C26" style:family="table-cell">
      <style:table-cell-properties fo:padding-left="0.012cm" fo:padding-right="0.009cm" fo:padding-top="0cm" fo:padding-bottom="0cm" fo:border="0.5pt solid #494429"/>
    </style:style>
    <style:style style:name="Table1.D26" style:family="table-cell">
      <style:table-cell-properties fo:padding-left="0.012cm" fo:padding-right="0.009cm" fo:padding-top="0cm" fo:padding-bottom="0cm" fo:border="0.5pt solid #494429"/>
    </style:style>
    <style:style style:name="Table1.E26" style:family="table-cell">
      <style:table-cell-properties fo:padding-left="0.012cm" fo:padding-right="0.009cm" fo:padding-top="0cm" fo:padding-bottom="0cm" fo:border="0.5pt solid #494429"/>
    </style:style>
    <style:style style:name="Table1.F26" style:family="table-cell">
      <style:table-cell-properties fo:padding-left="0.012cm" fo:padding-right="0.009cm" fo:padding-top="0cm" fo:padding-bottom="0cm" fo:border="0.5pt solid #494429"/>
    </style:style>
    <style:style style:name="Table1.G26" style:family="table-cell">
      <style:table-cell-properties fo:padding-left="0.012cm" fo:padding-right="0.009cm" fo:padding-top="0cm" fo:padding-bottom="0cm" fo:border="0.5pt solid #494429"/>
    </style:style>
    <style:style style:name="Table1.H26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7" style:family="table-cell">
      <style:table-cell-properties fo:padding-left="0.012cm" fo:padding-right="0.009cm" fo:padding-top="0cm" fo:padding-bottom="0cm" fo:border="0.5pt solid #494429"/>
    </style:style>
    <style:style style:name="Table1.C27" style:family="table-cell">
      <style:table-cell-properties fo:padding-left="0.012cm" fo:padding-right="0.009cm" fo:padding-top="0cm" fo:padding-bottom="0cm" fo:border="0.5pt solid #494429"/>
    </style:style>
    <style:style style:name="Table1.D27" style:family="table-cell">
      <style:table-cell-properties fo:padding-left="0.012cm" fo:padding-right="0.009cm" fo:padding-top="0cm" fo:padding-bottom="0cm" fo:border="0.5pt solid #494429"/>
    </style:style>
    <style:style style:name="Table1.E27" style:family="table-cell">
      <style:table-cell-properties fo:padding-left="0.012cm" fo:padding-right="0.009cm" fo:padding-top="0cm" fo:padding-bottom="0cm" fo:border="0.5pt solid #494429"/>
    </style:style>
    <style:style style:name="Table1.F27" style:family="table-cell">
      <style:table-cell-properties fo:padding-left="0.012cm" fo:padding-right="0.009cm" fo:padding-top="0cm" fo:padding-bottom="0cm" fo:border="0.5pt solid #494429"/>
    </style:style>
    <style:style style:name="Table1.G27" style:family="table-cell">
      <style:table-cell-properties fo:padding-left="0.012cm" fo:padding-right="0.009cm" fo:padding-top="0cm" fo:padding-bottom="0cm" fo:border="0.5pt solid #494429"/>
    </style:style>
    <style:style style:name="Table1.H27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8" style:family="table-cell">
      <style:table-cell-properties fo:padding-left="0.012cm" fo:padding-right="0.009cm" fo:padding-top="0cm" fo:padding-bottom="0cm" fo:border="0.5pt solid #494429"/>
    </style:style>
    <style:style style:name="Table1.C28" style:family="table-cell">
      <style:table-cell-properties fo:padding-left="0.012cm" fo:padding-right="0.009cm" fo:padding-top="0cm" fo:padding-bottom="0cm" fo:border="0.5pt solid #494429"/>
    </style:style>
    <style:style style:name="Table1.D28" style:family="table-cell">
      <style:table-cell-properties fo:padding-left="0.012cm" fo:padding-right="0.009cm" fo:padding-top="0cm" fo:padding-bottom="0cm" fo:border="0.5pt solid #494429"/>
    </style:style>
    <style:style style:name="Table1.E28" style:family="table-cell">
      <style:table-cell-properties fo:padding-left="0.012cm" fo:padding-right="0.009cm" fo:padding-top="0cm" fo:padding-bottom="0cm" fo:border="0.5pt solid #494429"/>
    </style:style>
    <style:style style:name="Table1.F28" style:family="table-cell">
      <style:table-cell-properties fo:padding-left="0.012cm" fo:padding-right="0.009cm" fo:padding-top="0cm" fo:padding-bottom="0cm" fo:border="0.5pt solid #494429"/>
    </style:style>
    <style:style style:name="Table1.G28" style:family="table-cell">
      <style:table-cell-properties fo:padding-left="0.012cm" fo:padding-right="0.009cm" fo:padding-top="0cm" fo:padding-bottom="0cm" fo:border="0.5pt solid #494429"/>
    </style:style>
    <style:style style:name="Table1.H28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9" style:family="table-cell">
      <style:table-cell-properties fo:padding-left="0.012cm" fo:padding-right="0.009cm" fo:padding-top="0cm" fo:padding-bottom="0cm" fo:border="0.5pt solid #494429"/>
    </style:style>
    <style:style style:name="Table1.C29" style:family="table-cell">
      <style:table-cell-properties fo:padding-left="0.012cm" fo:padding-right="0.009cm" fo:padding-top="0cm" fo:padding-bottom="0cm" fo:border="0.5pt solid #494429"/>
    </style:style>
    <style:style style:name="Table1.D29" style:family="table-cell">
      <style:table-cell-properties fo:padding-left="0.012cm" fo:padding-right="0.009cm" fo:padding-top="0cm" fo:padding-bottom="0cm" fo:border="0.5pt solid #494429"/>
    </style:style>
    <style:style style:name="Table1.E29" style:family="table-cell">
      <style:table-cell-properties fo:padding-left="0.012cm" fo:padding-right="0.009cm" fo:padding-top="0cm" fo:padding-bottom="0cm" fo:border="0.5pt solid #494429"/>
    </style:style>
    <style:style style:name="Table1.F29" style:family="table-cell">
      <style:table-cell-properties fo:padding-left="0.012cm" fo:padding-right="0.009cm" fo:padding-top="0cm" fo:padding-bottom="0cm" fo:border="0.5pt solid #494429"/>
    </style:style>
    <style:style style:name="Table1.G29" style:family="table-cell">
      <style:table-cell-properties fo:padding-left="0.012cm" fo:padding-right="0.009cm" fo:padding-top="0cm" fo:padding-bottom="0cm" fo:border="0.5pt solid #494429"/>
    </style:style>
    <style:style style:name="Table1.H29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30" style:family="table-cell">
      <style:table-cell-properties fo:padding-left="0.012cm" fo:padding-right="0.009cm" fo:padding-top="0cm" fo:padding-bottom="0cm" fo:border="0.5pt solid #494429"/>
    </style:style>
    <style:style style:name="Table1.C30" style:family="table-cell">
      <style:table-cell-properties fo:padding-left="0.012cm" fo:padding-right="0.009cm" fo:padding-top="0cm" fo:padding-bottom="0cm" fo:border="0.5pt solid #494429"/>
    </style:style>
    <style:style style:name="Table1.D30" style:family="table-cell">
      <style:table-cell-properties fo:padding-left="0.012cm" fo:padding-right="0.009cm" fo:padding-top="0cm" fo:padding-bottom="0cm" fo:border="0.5pt solid #494429"/>
    </style:style>
    <style:style style:name="Table1.E30" style:family="table-cell">
      <style:table-cell-properties fo:padding-left="0.012cm" fo:padding-right="0.009cm" fo:padding-top="0cm" fo:padding-bottom="0cm" fo:border="0.5pt solid #494429"/>
    </style:style>
    <style:style style:name="Table1.F30" style:family="table-cell">
      <style:table-cell-properties fo:padding-left="0.012cm" fo:padding-right="0.009cm" fo:padding-top="0cm" fo:padding-bottom="0cm" fo:border="0.5pt solid #494429"/>
    </style:style>
    <style:style style:name="Table1.G30" style:family="table-cell">
      <style:table-cell-properties fo:padding-left="0.012cm" fo:padding-right="0.009cm" fo:padding-top="0cm" fo:padding-bottom="0cm" fo:border="0.5pt solid #494429"/>
    </style:style>
    <style:style style:name="Table1.H30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31" style:family="table-cell">
      <style:table-cell-properties fo:padding-left="0.012cm" fo:padding-right="0.009cm" fo:padding-top="0cm" fo:padding-bottom="0cm" fo:border="0.5pt solid #494429"/>
    </style:style>
    <style:style style:name="Table1.C31" style:family="table-cell">
      <style:table-cell-properties fo:padding-left="0.012cm" fo:padding-right="0.009cm" fo:padding-top="0cm" fo:padding-bottom="0cm" fo:border="0.5pt solid #494429"/>
    </style:style>
    <style:style style:name="Table1.D31" style:family="table-cell">
      <style:table-cell-properties fo:padding-left="0.012cm" fo:padding-right="0.009cm" fo:padding-top="0cm" fo:padding-bottom="0cm" fo:border="0.5pt solid #494429"/>
    </style:style>
    <style:style style:name="Table1.E31" style:family="table-cell">
      <style:table-cell-properties fo:padding-left="0.012cm" fo:padding-right="0.009cm" fo:padding-top="0cm" fo:padding-bottom="0cm" fo:border="0.5pt solid #494429"/>
    </style:style>
    <style:style style:name="Table1.F31" style:family="table-cell">
      <style:table-cell-properties fo:padding-left="0.012cm" fo:padding-right="0.009cm" fo:padding-top="0cm" fo:padding-bottom="0cm" fo:border="0.5pt solid #494429"/>
    </style:style>
    <style:style style:name="Table1.G31" style:family="table-cell">
      <style:table-cell-properties fo:padding-left="0.012cm" fo:padding-right="0.009cm" fo:padding-top="0cm" fo:padding-bottom="0cm" fo:border="0.5pt solid #494429"/>
    </style:style>
    <style:style style:name="Table1.H31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32" style:family="table-row">
      <style:table-row-properties style:min-row-height="1.147cm" fo:keep-together="auto"/>
    </style:style>
    <style:style style:name="Table1.A32" style:family="table-cell">
      <style:table-cell-properties fo:padding-left="0.012cm" fo:padding-right="0.009cm" fo:padding-top="0cm" fo:padding-bottom="0cm" fo:border-left="0.75pt solid #494429" fo:border-right="0.5pt solid #494429" fo:border-top="0.5pt solid #494429" fo:border-bottom="0.75pt solid #494429"/>
    </style:style>
    <style:style style:name="Table1.B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C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D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E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F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G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H32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75pt solid #494429"/>
    </style:style>
    <style:style style:name="P1" style:family="paragraph" style:parent-style-name="Text_20_body">
      <style:paragraph-properties fo:margin-left="3.59cm" fo:margin-right="0cm" fo:margin-top="0.143cm" fo:margin-bottom="0cm" style:contextual-spacing="false">
        <style:tab-stops>
          <style:tab-stop style:position="16.207cm"/>
        </style:tab-stops>
      </style:paragraph-properties>
    </style:style>
    <style:style style:name="P2" style:family="paragraph" style:parent-style-name="Text_20_body">
      <style:paragraph-properties fo:margin-left="0.042cm" fo:margin-right="0cm" fo:margin-top="0.28cm" fo:margin-bottom="0cm" style:contextual-spacing="false" fo:text-align="center" style:justify-single-word="false"/>
    </style:style>
    <style:style style:name="P3" style:family="paragraph" style:parent-style-name="Text_20_body">
      <style:text-properties fo:font-size="3pt" style:font-size-asian="3pt"/>
    </style:style>
    <style:style style:name="P4" style:family="paragraph" style:parent-style-name="Table_20_Paragraph">
      <style:paragraph-properties fo:margin-left="0.048cm" fo:margin-right="0cm" fo:margin-top="0.148cm" fo:margin-bottom="0cm" style:contextual-spacing="false"/>
    </style:style>
    <style:style style:name="P5" style:family="paragraph" style:parent-style-name="Table_20_Paragraph">
      <style:paragraph-properties fo:margin-left="0.051cm" fo:margin-right="0cm" fo:margin-top="0.148cm" fo:margin-bottom="0cm" style:contextual-spacing="false"/>
    </style:style>
    <style:style style:name="P6" style:family="paragraph" style:parent-style-name="Table_20_Paragraph">
      <style:paragraph-properties fo:margin-left="0.048cm" fo:margin-right="0cm" fo:margin-top="0.146cm" fo:margin-bottom="0cm" style:contextual-spacing="false"/>
    </style:style>
    <style:style style:name="P7" style:family="paragraph" style:parent-style-name="Table_20_Paragraph">
      <style:paragraph-properties fo:margin-left="0.051cm" fo:margin-right="0cm" fo:margin-top="0.146cm" fo:margin-bottom="0cm" style:contextual-spacing="false"/>
    </style:style>
    <style:style style:name="P8" style:family="paragraph" style:parent-style-name="Table_20_Paragraph" style:list-style-name="WWNum1">
      <style:paragraph-properties fo:margin-left="0cm" fo:margin-right="0cm" fo:margin-top="0.129cm" fo:margin-bottom="0cm" style:contextual-spacing="false" fo:line-height="100%" fo:text-align="start" style:justify-single-word="false" fo:text-indent="0cm" style:auto-text-indent="false">
        <style:tab-stops>
          <style:tab-stop style:position="0.702cm"/>
        </style:tab-stops>
      </style:paragraph-properties>
      <style:text-properties officeooo:paragraph-rsid="000ad465"/>
    </style:style>
    <style:style style:name="P9" style:family="paragraph" style:parent-style-name="Table_20_Paragraph" style:list-style-name="WWNum2">
      <style:paragraph-properties fo:margin-left="0cm" fo:margin-right="0cm" fo:margin-top="0.129cm" fo:margin-bottom="0cm" style:contextual-spacing="false" fo:line-height="100%" fo:text-align="start" style:justify-single-word="false" fo:text-indent="0cm" style:auto-text-indent="false">
        <style:tab-stops>
          <style:tab-stop style:position="0.633cm"/>
        </style:tab-stops>
      </style:paragraph-properties>
      <style:text-properties officeooo:paragraph-rsid="000ad465"/>
    </style:style>
    <style:style style:name="P10" style:family="paragraph" style:parent-style-name="Table_20_Paragraph">
      <style:text-properties style:font-name="Arial" fo:font-size="5pt" fo:font-weight="bold" style:font-size-asian="5pt" style:font-weight-asian="bold"/>
    </style:style>
    <style:style style:name="P11" style:family="paragraph" style:parent-style-name="Table_20_Paragraph">
      <style:paragraph-properties fo:margin-top="0.134cm" fo:margin-bottom="0cm" style:contextual-spacing="false"/>
      <style:text-properties style:font-name="Arial" fo:font-size="5pt" fo:font-weight="bold" style:font-size-asian="5pt" style:font-weight-asian="bold"/>
    </style:style>
    <style:style style:name="P12" style:family="paragraph" style:parent-style-name="Table_20_Paragraph">
      <style:paragraph-properties fo:margin-left="0.016cm" fo:margin-right="0cm" fo:text-align="center" style:justify-single-word="false"/>
    </style:style>
    <style:style style:name="P13" style:family="paragraph" style:parent-style-name="Table_20_Paragraph">
      <style:paragraph-properties fo:margin-top="0.143cm" fo:margin-bottom="0cm" style:contextual-spacing="false"/>
      <style:text-properties style:font-name="Arial" fo:font-size="5pt" fo:font-weight="bold" style:font-size-asian="5pt" style:font-weight-asian="bold"/>
    </style:style>
    <style:style style:name="P14" style:family="paragraph" style:parent-style-name="Table_20_Paragraph">
      <style:paragraph-properties fo:margin-left="0.016cm" fo:margin-right="0.014cm" fo:text-align="center" style:justify-single-word="false"/>
    </style:style>
    <style:style style:name="P15" style:family="paragraph" style:parent-style-name="Table_20_Paragraph">
      <style:paragraph-properties fo:margin-left="0.016cm" fo:margin-right="0.005cm" fo:margin-top="0.016cm" fo:margin-bottom="0cm" style:contextual-spacing="false" fo:text-align="center" style:justify-single-word="false"/>
    </style:style>
    <style:style style:name="P16" style:family="paragraph" style:parent-style-name="Table_20_Paragraph">
      <style:paragraph-properties fo:margin-top="0.03cm" fo:margin-bottom="0cm" style:contextual-spacing="false"/>
      <style:text-properties style:font-name="Arial" fo:font-size="5pt" fo:font-weight="bold" style:font-size-asian="5pt" style:font-weight-asian="bold"/>
    </style:style>
    <style:style style:name="P17" style:family="paragraph" style:parent-style-name="Table_20_Paragraph">
      <style:paragraph-properties fo:margin-left="1.055cm" fo:margin-right="0cm"/>
    </style:style>
    <style:style style:name="P18" style:family="paragraph" style:parent-style-name="Table_20_Paragraph">
      <style:paragraph-properties fo:margin-top="0.106cm" fo:margin-bottom="0cm" style:contextual-spacing="false"/>
      <style:text-properties fo:color="#000000" loext:opacity="100%" style:font-name="Arial" fo:font-size="5pt" fo:font-weight="bold" style:font-size-asian="5pt" style:font-weight-asian="bold"/>
    </style:style>
    <style:style style:name="P19" style:family="paragraph" style:parent-style-name="Table_20_Paragraph">
      <style:paragraph-properties fo:margin-left="0.34cm" fo:margin-right="0cm" fo:line-height="108%" fo:text-indent="-0.33cm" style:auto-text-indent="false"/>
      <style:text-properties fo:color="#000000" loext:opacity="100%"/>
    </style:style>
    <style:style style:name="P20" style:family="paragraph" style:parent-style-name="Table_20_Paragraph">
      <style:paragraph-properties fo:margin-left="0.169cm" fo:margin-right="0.182cm" fo:margin-top="0.182cm" fo:margin-bottom="0cm" style:contextual-spacing="false" fo:line-height="108%" fo:text-align="center" style:justify-single-word="false" fo:text-indent="-0.014cm" style:auto-text-indent="false"/>
      <style:text-properties fo:color="#000000" loext:opacity="100%"/>
    </style:style>
    <style:style style:name="P21" style:family="paragraph" style:parent-style-name="Table_20_Paragraph">
      <style:paragraph-properties fo:margin-top="0.198cm" fo:margin-bottom="0cm" style:contextual-spacing="false"/>
      <style:text-properties style:font-name="Arial" fo:font-size="5pt" fo:font-weight="bold" style:font-size-asian="5pt" style:font-weight-asian="bold"/>
    </style:style>
    <style:style style:name="P22" style:family="paragraph" style:parent-style-name="Table_20_Paragraph">
      <style:paragraph-properties fo:margin-left="0.086cm" fo:margin-right="0.113cm" fo:margin-top="0.002cm" fo:margin-bottom="0cm" style:contextual-spacing="false" fo:line-height="108%" fo:text-align="center" style:justify-single-word="false" fo:text-indent="0.005cm" style:auto-text-indent="false"/>
    </style:style>
    <style:style style:name="P23" style:family="paragraph" style:parent-style-name="Table_20_Paragraph">
      <style:paragraph-properties fo:margin-top="0.106cm" fo:margin-bottom="0cm" style:contextual-spacing="false"/>
      <style:text-properties style:font-name="Arial" fo:font-size="5pt" fo:font-weight="bold" style:font-size-asian="5pt" style:font-weight-asian="bold"/>
    </style:style>
    <style:style style:name="P24" style:family="paragraph" style:parent-style-name="Table_20_Paragraph">
      <style:paragraph-properties fo:margin-left="0.647cm" fo:margin-right="0cm" fo:line-height="108%" fo:text-indent="-0.598cm" style:auto-text-indent="false"/>
    </style:style>
    <style:style style:name="P25" style:family="paragraph" style:parent-style-name="Table_20_Paragraph">
      <style:paragraph-properties fo:margin-left="0.198cm" fo:margin-right="0.212cm" fo:margin-top="0.182cm" fo:margin-bottom="0cm" style:contextual-spacing="false" fo:line-height="108%" fo:text-align="center" style:justify-single-word="false" fo:text-indent="-0.007cm" style:auto-text-indent="false"/>
    </style:style>
    <style:style style:name="P26" style:family="paragraph" style:parent-style-name="Table_20_Paragraph">
      <style:paragraph-properties fo:margin-top="0.198cm" fo:margin-bottom="0cm" style:contextual-spacing="false"/>
      <style:text-properties fo:color="#000000" loext:opacity="100%" style:font-name="Arial" fo:font-size="5pt" fo:font-weight="bold" style:font-size-asian="5pt" style:font-weight-asian="bold"/>
    </style:style>
    <style:style style:name="P27" style:family="paragraph" style:parent-style-name="Table_20_Paragraph">
      <style:paragraph-properties fo:margin-left="0.191cm" fo:margin-right="0.213cm" fo:margin-top="0.002cm" fo:margin-bottom="0cm" style:contextual-spacing="false" fo:line-height="108%" fo:text-align="center" style:justify-single-word="false" fo:text-indent="-0.011cm" style:auto-text-indent="false"/>
      <style:text-properties fo:color="#000000" loext:opacity="100%"/>
    </style:style>
    <style:style style:name="P28" style:family="paragraph" style:parent-style-name="Table_20_Paragraph">
      <style:paragraph-properties fo:margin-top="0.099cm" fo:margin-bottom="0cm" style:contextual-spacing="false"/>
      <style:text-properties style:font-name="Arial" fo:font-size="4.5pt" fo:font-weight="bold" style:font-size-asian="4.5pt" style:font-weight-asian="bold"/>
    </style:style>
    <style:style style:name="P29" style:family="paragraph" style:parent-style-name="Table_20_Paragraph">
      <style:paragraph-properties fo:margin-left="0cm" fo:margin-right="0.078cm" fo:line-height="0.192cm" fo:text-align="center" style:justify-single-word="false"/>
    </style:style>
    <style:style style:name="P30" style:family="paragraph" style:parent-style-name="Table_20_Paragraph">
      <style:paragraph-properties fo:margin-left="-0.014cm" fo:margin-right="0.067cm" fo:line-height="94%" fo:text-align="center" style:justify-single-word="false"/>
    </style:style>
    <style:style style:name="P31" style:family="paragraph" style:parent-style-name="Table_20_Paragraph">
      <style:paragraph-properties fo:margin-left="0cm" fo:margin-right="0.039cm" fo:line-height="0.185cm" fo:text-align="center" style:justify-single-word="false"/>
    </style:style>
    <style:style style:name="P32" style:family="paragraph" style:parent-style-name="Table_20_Paragraph">
      <style:paragraph-properties fo:margin-left="0cm" fo:margin-right="0.042cm" fo:line-height="0.182cm" fo:text-align="center" style:justify-single-word="false"/>
    </style:style>
    <style:style style:name="P33" style:family="paragraph" style:parent-style-name="Table_20_Paragraph">
      <style:paragraph-properties fo:margin-left="0cm" fo:margin-right="0.026cm" fo:line-height="0.182cm" fo:text-align="center" style:justify-single-word="false"/>
    </style:style>
    <style:style style:name="P34" style:family="paragraph" style:parent-style-name="Table_20_Paragraph">
      <style:paragraph-properties fo:margin-left="0cm" fo:margin-right="0.028cm" fo:line-height="0.192cm" fo:text-align="center" style:justify-single-word="false"/>
    </style:style>
    <style:style style:name="P35" style:family="paragraph" style:parent-style-name="Table_20_Paragraph">
      <style:text-properties style:font-name="Arial" fo:font-size="4.5pt" fo:font-weight="bold" style:font-size-asian="4.5pt" style:font-weight-asian="bold"/>
    </style:style>
    <style:style style:name="P36" style:family="paragraph" style:parent-style-name="Table_20_Paragraph">
      <style:paragraph-properties fo:margin-top="0.002cm" fo:margin-bottom="0cm" style:contextual-spacing="false"/>
      <style:text-properties style:font-name="Arial" fo:font-size="4.5pt" fo:font-weight="bold" style:font-size-asian="4.5pt" style:font-weight-asian="bold"/>
    </style:style>
    <style:style style:name="P37" style:family="paragraph" style:parent-style-name="Table_20_Paragraph">
      <style:paragraph-properties fo:margin-left="0cm" fo:margin-right="0.056cm" fo:margin-top="0.002cm" fo:margin-bottom="0cm" style:contextual-spacing="false" fo:line-height="0.192cm" fo:text-align="center" style:justify-single-word="false"/>
    </style:style>
    <style:style style:name="P38" style:family="paragraph" style:parent-style-name="Table_20_Paragraph">
      <style:paragraph-properties fo:margin-left="0.242cm" fo:margin-right="0.31cm" fo:line-height="94%" fo:text-align="center" style:justify-single-word="false"/>
    </style:style>
    <style:style style:name="P39" style:family="paragraph" style:parent-style-name="Table_20_Paragraph">
      <style:paragraph-properties fo:margin-left="0cm" fo:margin-right="0.023cm" fo:line-height="0.196cm" fo:text-align="center" style:justify-single-word="false"/>
    </style:style>
    <style:style style:name="P40" style:family="paragraph" style:parent-style-name="Table_20_Paragraph">
      <style:paragraph-properties fo:margin-top="0.106cm" fo:margin-bottom="0cm" style:contextual-spacing="false"/>
      <style:text-properties style:font-name="Arial" fo:font-size="4.5pt" fo:font-weight="bold" style:font-size-asian="4.5pt" style:font-weight-asian="bold"/>
    </style:style>
    <style:style style:name="P41" style:family="paragraph" style:parent-style-name="Table_20_Paragraph">
      <style:paragraph-properties fo:margin-left="0.125cm" fo:margin-right="0.199cm" fo:line-height="97%" fo:text-align="center" style:justify-single-word="false"/>
    </style:style>
    <style:style style:name="P42" style:family="paragraph" style:parent-style-name="Table_20_Paragraph">
      <style:paragraph-properties fo:margin-left="0.062cm" fo:margin-right="0.125cm" fo:line-height="94%" fo:text-align="center" style:justify-single-word="false"/>
    </style:style>
    <style:style style:name="P43" style:family="paragraph" style:parent-style-name="Table_20_Paragraph">
      <style:paragraph-properties fo:margin-left="0.321cm" fo:margin-right="0.342cm" fo:margin-top="0.002cm" fo:margin-bottom="0cm" style:contextual-spacing="false" fo:line-height="94%" fo:text-align="center" style:justify-single-word="false"/>
    </style:style>
    <style:style style:name="P44" style:family="paragraph" style:parent-style-name="Table_20_Paragraph">
      <style:paragraph-properties fo:margin-top="0.102cm" fo:margin-bottom="0cm" style:contextual-spacing="false"/>
      <style:text-properties style:font-name="Arial" fo:font-size="4.5pt" fo:font-weight="bold" style:font-size-asian="4.5pt" style:font-weight-asian="bold"/>
    </style:style>
    <style:style style:name="P45" style:family="paragraph" style:parent-style-name="Table_20_Paragraph">
      <style:paragraph-properties fo:margin-left="0cm" fo:margin-right="0.035cm" fo:line-height="0.192cm" fo:text-align="center" style:justify-single-word="false"/>
    </style:style>
    <style:style style:name="P46" style:family="paragraph" style:parent-style-name="Table_20_Paragraph">
      <style:paragraph-properties fo:margin-left="0cm" fo:margin-right="0.023cm" fo:line-height="0.182cm" fo:text-align="center" style:justify-single-word="false"/>
    </style:style>
    <style:style style:name="P47" style:family="paragraph" style:parent-style-name="Table_20_Paragraph">
      <style:paragraph-properties fo:margin-left="0cm" fo:margin-right="0.032cm" fo:line-height="0.192cm" fo:text-align="center" style:justify-single-word="false"/>
    </style:style>
    <style:style style:name="P48" style:family="paragraph" style:parent-style-name="Table_20_Paragraph">
      <style:paragraph-properties fo:margin-left="0cm" fo:margin-right="0.016cm" fo:margin-top="0.002cm" fo:margin-bottom="0cm" style:contextual-spacing="false" fo:line-height="0.192cm" fo:text-align="center" style:justify-single-word="false"/>
    </style:style>
    <style:style style:name="P49" style:family="paragraph" style:parent-style-name="Table_20_Paragraph">
      <style:paragraph-properties fo:margin-left="0cm" fo:margin-right="0.016cm" fo:line-height="0.182cm" fo:text-align="center" style:justify-single-word="false"/>
    </style:style>
    <style:style style:name="P50" style:family="paragraph" style:parent-style-name="Table_20_Paragraph">
      <style:paragraph-properties fo:margin-left="0cm" fo:margin-right="0.021cm" fo:line-height="0.192cm" fo:text-align="center" style:justify-single-word="false"/>
    </style:style>
    <style:style style:name="P51" style:family="paragraph" style:parent-style-name="Table_20_Paragraph">
      <style:paragraph-properties fo:margin-top="0.011cm" fo:margin-bottom="0cm" style:contextual-spacing="false"/>
      <style:text-properties style:font-name="Arial" fo:font-size="4.5pt" fo:font-weight="bold" style:font-size-asian="4.5pt" style:font-weight-asian="bold"/>
    </style:style>
    <style:style style:name="P52" style:family="paragraph" style:parent-style-name="Table_20_Paragraph">
      <style:paragraph-properties fo:margin-left="0cm" fo:margin-right="0.012cm" fo:line-height="0.192cm" fo:text-align="center" style:justify-single-word="false"/>
    </style:style>
    <style:style style:name="P53" style:family="paragraph" style:parent-style-name="Table_20_Paragraph">
      <style:paragraph-properties fo:margin-left="0cm" fo:margin-right="0.012cm" fo:line-height="0.182cm" fo:text-align="center" style:justify-single-word="false"/>
    </style:style>
    <style:style style:name="P54" style:family="paragraph" style:parent-style-name="Table_20_Paragraph">
      <style:paragraph-properties fo:margin-left="0cm" fo:margin-right="0.004cm" fo:line-height="0.182cm" fo:text-align="center" style:justify-single-word="false"/>
    </style:style>
    <style:style style:name="P55" style:family="paragraph" style:parent-style-name="Table_20_Paragraph">
      <style:paragraph-properties fo:margin-left="0cm" fo:margin-right="0.007cm" fo:line-height="0.192cm" fo:text-align="center" style:justify-single-word="false"/>
    </style:style>
    <style:style style:name="P56" style:family="paragraph" style:parent-style-name="Table_20_Paragraph">
      <style:paragraph-properties fo:margin-left="0.028cm" fo:margin-right="0.011cm" fo:margin-top="0.007cm" fo:margin-bottom="0cm" style:contextual-spacing="false" fo:text-align="center" style:justify-single-word="false"/>
    </style:style>
    <style:style style:name="P57" style:family="paragraph" style:parent-style-name="Table_20_Paragraph">
      <style:paragraph-properties fo:margin-left="0.048cm" fo:margin-right="0cm" fo:margin-top="0.146cm" fo:margin-bottom="0cm" style:contextual-spacing="false" fo:line-height="100%" fo:text-align="start" style:justify-single-word="false" fo:orphans="0" fo:widows="0" style:writing-mode="lr-tb"/>
      <style:text-properties style:font-name="Arial" fo:font-size="8pt" fo:font-weight="bold" style:font-size-asian="8pt" style:font-weight-asian="bold"/>
    </style:style>
    <style:style style:name="P58" style:family="paragraph" style:parent-style-name="Table_20_Paragraph">
      <style:paragraph-properties fo:margin-left="0.048cm" fo:margin-right="0cm" fo:margin-top="0.146cm" fo:margin-bottom="0cm" style:contextual-spacing="false" fo:line-height="100%" fo:text-align="start" style:justify-single-word="false" fo:orphans="0" fo:widows="0" style:writing-mode="lr-tb"/>
    </style:style>
    <style:style style:name="P59" style:family="paragraph" style:parent-style-name="Table_20_Paragraph">
      <style:paragraph-properties fo:margin-left="0.048cm" fo:margin-right="0cm" fo:margin-top="0.146cm" fo:margin-bottom="0cm" style:contextual-spacing="false" fo:line-height="100%" fo:text-align="start" style:justify-single-word="false" fo:orphans="0" fo:widows="0" style:writing-mode="lr-tb"/>
      <style:text-properties style:font-name="Arial" fo:font-size="6pt" fo:font-weight="bold" officeooo:paragraph-rsid="000ad465" style:font-size-asian="6pt" style:font-weight-asian="bold" style:font-size-complex="6pt"/>
    </style:style>
    <style:style style:name="P60" style:family="paragraph" style:parent-style-name="Table_20_Paragraph">
      <style:text-properties fo:color="#ff4000" loext:opacity="100%" style:font-name="Times New Roman" fo:font-size="5pt" officeooo:rsid="000ad465" officeooo:paragraph-rsid="000ad465" style:font-size-asian="5pt"/>
    </style:style>
    <style:style style:name="P61" style:family="paragraph" style:parent-style-name="Table_20_Paragraph">
      <style:text-properties style:font-name="Times New Roman" fo:font-size="5pt" style:font-size-asian="5pt"/>
    </style:style>
    <style:style style:name="P62" style:family="paragraph" style:parent-style-name="Table_20_Paragraph">
      <style:paragraph-properties fo:margin-left="0.048cm" fo:margin-right="0cm" fo:margin-top="0.146cm" fo:margin-bottom="0cm" style:contextual-spacing="false" fo:line-height="100%" fo:text-align="start" style:justify-single-word="false" fo:orphans="0" fo:widows="0" style:writing-mode="lr-tb"/>
      <style:text-properties style:font-name="Arial" fo:font-size="6pt" fo:font-weight="bold" officeooo:paragraph-rsid="000fb407" style:font-size-asian="6pt" style:font-weight-asian="bold" style:font-size-complex="6pt"/>
    </style:style>
    <style:style style:name="P63" style:family="paragraph" style:parent-style-name="Table_20_Paragraph">
      <style:paragraph-properties fo:margin-left="0.028cm" fo:margin-right="0cm" fo:margin-top="0.005cm" fo:margin-bottom="0cm" style:contextual-spacing="false" fo:line-height="0.208cm" fo:text-align="center" style:justify-single-word="false"/>
    </style:style>
    <style:style style:name="P64" style:family="paragraph" style:parent-style-name="Table_20_Paragraph">
      <style:paragraph-properties fo:margin-left="0.028cm" fo:margin-right="0.012cm" fo:margin-top="0.005cm" fo:margin-bottom="0cm" style:contextual-spacing="false" fo:line-height="0.208cm" fo:text-align="center" style:justify-single-word="false"/>
    </style:style>
    <style:style style:name="T1" style:family="text">
      <style:text-properties fo:letter-spacing="-0.004cm"/>
    </style:style>
    <style:style style:name="T2" style:family="text">
      <style:text-properties fo:letter-spacing="-0.012cm"/>
    </style:style>
    <style:style style:name="T3" style:family="text">
      <style:text-properties fo:letter-spacing="-0.009cm"/>
    </style:style>
    <style:style style:name="T4" style:family="text">
      <style:text-properties fo:letter-spacing="-0.019cm"/>
    </style:style>
    <style:style style:name="T5" style:family="text">
      <style:text-properties fo:letter-spacing="-0.005cm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0e0921"/>
    </style:style>
    <style:style style:name="T8" style:family="text">
      <style:text-properties fo:font-size="3pt" style:font-size-asian="3pt"/>
    </style:style>
    <style:style style:name="T9" style:family="text">
      <style:text-properties style:font-name="Arial" fo:font-size="8pt" fo:font-weight="bold" style:font-size-asian="8pt" style:font-weight-asian="bold"/>
    </style:style>
    <style:style style:name="T10" style:family="text">
      <style:text-properties style:font-name="Arial" fo:font-size="8pt" fo:letter-spacing="0.004cm" fo:font-weight="bold" style:font-size-asian="8pt" style:font-weight-asian="bold"/>
    </style:style>
    <style:style style:name="T11" style:family="text">
      <style:text-properties style:font-name="Arial" fo:font-size="8pt" fo:letter-spacing="-0.018cm" fo:font-weight="bold" style:font-size-asian="8pt" style:font-weight-asian="bold"/>
    </style:style>
    <style:style style:name="T12" style:family="text">
      <style:text-properties style:font-name="Arial" fo:font-size="8pt" fo:letter-spacing="-0.018cm" fo:font-weight="bold" officeooo:rsid="000ad465" style:font-size-asian="8pt" style:font-weight-asian="bold"/>
    </style:style>
    <style:style style:name="T13" style:family="text">
      <style:text-properties style:font-name="Arial" fo:font-size="8pt" fo:letter-spacing="0.005cm" fo:font-weight="bold" style:font-size-asian="8pt" style:font-weight-asian="bold"/>
    </style:style>
    <style:style style:name="T14" style:family="text">
      <style:text-properties style:font-name="Arial" fo:font-size="8pt" fo:letter-spacing="0.007cm" fo:font-weight="bold" style:font-size-asian="8pt" style:font-weight-asian="bold"/>
    </style:style>
    <style:style style:name="T15" style:family="text">
      <style:text-properties style:font-name="Arial" fo:font-size="8pt" fo:letter-spacing="-0.007cm" fo:font-weight="bold" style:font-size-asian="8pt" style:font-weight-asian="bold"/>
    </style:style>
    <style:style style:name="T16" style:family="text">
      <style:text-properties style:font-name="Arial" fo:font-size="8pt" fo:letter-spacing="-0.007cm" fo:font-weight="bold" officeooo:rsid="000ad465" style:font-size-asian="8pt" style:font-weight-asian="bold"/>
    </style:style>
    <style:style style:name="T17" style:family="text">
      <style:text-properties style:font-name="Arial" fo:font-size="8pt" fo:letter-spacing="-0.005cm" fo:font-weight="bold" style:font-size-asian="8pt" style:font-weight-asian="bold"/>
    </style:style>
    <style:style style:name="T18" style:family="text">
      <style:text-properties style:font-name="Arial" fo:font-size="8pt" fo:letter-spacing="0.002cm" fo:font-weight="bold" style:font-size-asian="8pt" style:font-weight-asian="bold"/>
    </style:style>
    <style:style style:name="T19" style:family="text">
      <style:text-properties style:font-name="Arial" fo:font-size="5pt" fo:font-weight="bold" style:font-size-asian="5pt" style:font-weight-asian="bold"/>
    </style:style>
    <style:style style:name="T20" style:family="text">
      <style:text-properties style:font-name="Arial" fo:font-size="5pt" fo:font-style="italic" fo:font-weight="bold" style:font-size-asian="5pt" style:font-style-asian="italic" style:font-weight-asian="bold"/>
    </style:style>
    <style:style style:name="T21" style:family="text">
      <style:text-properties style:font-name="Arial" fo:font-size="5pt" fo:font-style="italic" fo:font-weight="bold" style:font-size-asian="5pt" style:font-style-asian="italic" style:font-weight-asian="bold" style:text-scale="105%"/>
    </style:style>
    <style:style style:name="T22" style:family="text">
      <style:text-properties style:font-name="Arial" fo:font-size="5pt" fo:letter-spacing="0.004cm" fo:font-style="italic" fo:font-weight="bold" style:font-size-asian="5pt" style:font-style-asian="italic" style:font-weight-asian="bold" style:text-scale="105%"/>
    </style:style>
    <style:style style:name="T23" style:family="text">
      <style:text-properties style:font-name="Arial" fo:font-size="5pt" fo:letter-spacing="0.005cm" fo:font-style="italic" fo:font-weight="bold" style:font-size-asian="5pt" style:font-style-asian="italic" style:font-weight-asian="bold" style:text-scale="105%"/>
    </style:style>
    <style:style style:name="T24" style:family="text">
      <style:text-properties style:font-name="Arial" fo:font-size="5pt" fo:letter-spacing="0.002cm" fo:font-style="italic" fo:font-weight="bold" style:font-size-asian="5pt" style:font-style-asian="italic" style:font-weight-asian="bold" style:text-scale="105%"/>
    </style:style>
    <style:style style:name="T25" style:family="text">
      <style:text-properties style:font-name="Arial" fo:font-size="5pt" fo:letter-spacing="-0.004cm" fo:font-style="italic" fo:font-weight="bold" style:font-size-asian="5pt" style:font-style-asian="italic" style:font-weight-asian="bold" style:text-scale="105%"/>
    </style:style>
    <style:style style:name="T26" style:family="text">
      <style:text-properties style:font-name="Arial" fo:font-size="5pt" fo:font-weight="bold" style:font-size-asian="5pt" style:font-weight-asian="bold" style:text-scale="105%"/>
    </style:style>
    <style:style style:name="T27" style:family="text">
      <style:text-properties style:font-name="Arial" fo:font-size="5pt" fo:letter-spacing="0.004cm" fo:font-weight="bold" style:font-size-asian="5pt" style:font-weight-asian="bold" style:text-scale="105%"/>
    </style:style>
    <style:style style:name="T28" style:family="text">
      <style:text-properties style:font-name="Arial" fo:font-size="5pt" fo:letter-spacing="0.002cm" fo:font-weight="bold" style:font-size-asian="5pt" style:font-weight-asian="bold" style:text-scale="105%"/>
    </style:style>
    <style:style style:name="T29" style:family="text">
      <style:text-properties style:font-name="Arial" fo:font-size="5pt" fo:letter-spacing="-0.004cm" fo:font-weight="bold" style:font-size-asian="5pt" style:font-weight-asian="bold" style:text-scale="105%"/>
    </style:style>
    <style:style style:name="T30" style:family="text">
      <style:text-properties style:font-name="Arial" fo:font-size="5pt" fo:letter-spacing="-0.012cm" fo:font-weight="bold" style:font-size-asian="5pt" style:font-weight-asian="bold" style:text-scale="105%"/>
    </style:style>
    <style:style style:name="T31" style:family="text">
      <style:text-properties style:font-name="Arial" fo:font-size="5pt" fo:letter-spacing="0.071cm" fo:font-weight="bold" style:font-size-asian="5pt" style:font-weight-asian="bold" style:text-scale="105%"/>
    </style:style>
    <style:style style:name="T32" style:family="text">
      <style:text-properties style:font-name="Arial" fo:font-size="5pt" fo:letter-spacing="-0.014cm" fo:font-weight="bold" style:font-size-asian="5pt" style:font-weight-asian="bold" style:text-scale="105%"/>
    </style:style>
    <style:style style:name="T33" style:family="text">
      <style:text-properties style:font-name="Arial" fo:font-size="5pt" fo:letter-spacing="-0.007cm" fo:font-weight="bold" style:font-size-asian="5pt" style:font-weight-asian="bold" style:text-scale="105%"/>
    </style:style>
    <style:style style:name="T34" style:family="text">
      <style:text-properties style:font-name="Arial" fo:font-size="4.5pt" fo:font-weight="bold" style:font-size-asian="4.5pt" style:font-weight-asian="bold"/>
    </style:style>
    <style:style style:name="T35" style:family="text">
      <style:text-properties fo:font-size="4.5pt" style:font-size-asian="4.5pt"/>
    </style:style>
    <style:style style:name="T36" style:family="text">
      <style:text-properties fo:font-family="'MS PGothic'" style:font-family-generic="swiss" style:font-pitch="variable" fo:font-size="4.5pt" style:font-size-asian="4.5pt"/>
    </style:style>
    <style:style style:name="T37" style:family="text">
      <style:text-properties fo:font-size="4.5pt" fo:letter-spacing="-0.004cm" style:font-size-asian="4.5pt"/>
    </style:style>
    <style:style style:name="T38" style:family="text">
      <style:text-properties fo:font-size="4.5pt" fo:letter-spacing="-0.002cm" style:font-size-asian="4.5pt"/>
    </style:style>
    <style:style style:name="T39" style:family="text">
      <style:text-properties fo:font-size="4.5pt" fo:letter-spacing="-0.009cm" style:font-size-asian="4.5pt"/>
    </style:style>
    <style:style style:name="T40" style:family="text">
      <style:text-properties fo:font-size="4.5pt" fo:letter-spacing="0.071cm" style:font-size-asian="4.5pt"/>
    </style:style>
    <style:style style:name="T41" style:family="text">
      <style:text-properties fo:font-size="4.5pt" fo:letter-spacing="-0.007cm" style:font-size-asian="4.5pt"/>
    </style:style>
    <style:style style:name="T42" style:family="text">
      <style:text-properties fo:font-size="4.5pt" fo:letter-spacing="-0.005cm" style:font-size-asian="4.5pt"/>
    </style:style>
    <style:style style:name="T43" style:family="text">
      <style:text-properties fo:font-size="4.5pt" fo:letter-spacing="-0.011cm" style:font-size-asian="4.5pt"/>
    </style:style>
    <style:style style:name="T44" style:family="text">
      <style:text-properties fo:font-family="'MS PGothic'" style:font-family-generic="swiss" style:font-pitch="variable" fo:font-size="4.5pt" fo:letter-spacing="-0.004cm" style:font-size-asian="4.5pt"/>
    </style:style>
    <style:style style:name="T45" style:family="text">
      <style:text-properties fo:font-size="4.5pt" fo:letter-spacing="0.012cm" style:font-size-asian="4.5pt"/>
    </style:style>
    <style:style style:name="T46" style:family="text">
      <style:text-properties fo:font-size="4.5pt" fo:letter-spacing="0.014cm" style:font-size-asian="4.5pt"/>
    </style:style>
    <style:style style:name="T47" style:family="text">
      <style:text-properties style:font-name="Arial" fo:font-size="6pt" fo:font-weight="bold" style:font-size-asian="6pt" style:font-weight-asian="bold"/>
    </style:style>
    <style:style style:name="T48" style:family="text">
      <style:text-properties style:font-name="Arial" fo:font-size="6pt" fo:font-weight="bold" style:font-size-asian="6pt" style:font-weight-asian="bold" style:text-scale="105%"/>
    </style:style>
    <style:style style:name="T49" style:family="text">
      <style:text-properties style:font-name="Arial" fo:font-size="6pt" fo:letter-spacing="-0.014cm" fo:font-weight="bold" style:font-size-asian="6pt" style:font-weight-asian="bold" style:text-scale="105%"/>
    </style:style>
    <style:style style:name="T50" style:family="text">
      <style:text-properties style:font-name="Arial" fo:font-size="6pt" fo:letter-spacing="-0.004cm" fo:font-weight="bold" style:font-size-asian="6pt" style:font-weight-asian="bold" style:text-scale="105%"/>
    </style:style>
    <style:style style:name="T51" style:family="text">
      <style:text-properties officeooo:rsid="00137d2c"/>
    </style:style>
    <style:style style:name="T52" style:family="text">
      <style:text-properties style:font-name="Arial" fo:font-size="8pt" fo:font-weight="bold" officeooo:rsid="000e0921" style:font-size-asian="8pt" style:font-weight-asian="bold"/>
    </style:style>
    <style:style style:name="T53" style:family="text">
      <style:text-properties style:font-name="Arial" fo:font-size="8pt" fo:language="fr" fo:country="FR" fo:font-weight="bold" style:font-name-asian="Arial MT1" style:font-size-asian="8pt" style:language-asian="en" style:country-asian="US" style:font-weight-asian="bold" style:font-name-complex="Arial MT1" style:language-complex="ar" style:country-complex="SA"/>
    </style:style>
    <style:style style:name="T54" style:family="text">
      <style:text-properties style:font-name="Times New Roman" fo:font-size="5pt" style:font-size-asian="5pt"/>
    </style:style>
    <style:style style:name="T55" style:family="text">
      <style:text-properties officeooo:rsid="000fb407"/>
    </style:style>
    <style:style style:name="T56" style:family="text">
      <style:text-properties style:font-name="Arial" fo:font-size="6pt" fo:letter-spacing="0.004cm" fo:font-weight="bold" style:font-size-asian="6pt" style:font-weight-asian="bold" style:text-scale="105%"/>
    </style:style>
    <style:style style:name="T57" style:family="text">
      <style:text-properties style:font-name="Arial" fo:font-size="6pt" fo:letter-spacing="0.005cm" fo:font-weight="bold" style:font-size-asian="6pt" style:font-weight-asian="bold" style:text-scale="105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TS</text:span><text:span text:style-name="T2"> </text:span><text:span text:style-name="T1">SERVICES</text:span><text:span text:style-name="T3"> </text:span><text:span text:style-name="T1">INFORMATIQUES</text:span><text:span text:style-name="T4"> </text:span><text:span text:style-name="T1">AUX</text:span><text:span text:style-name="T3"> </text:span><text:span text:style-name="T1">ORGANISATIONS</text:span><text:tab/><text:span text:style-name="T1">SESSION</text:span><text:span text:style-name="T5"> </text:span><text:span text:style-name="T6">202</text:span><text:span text:style-name="T7">7</text:span></text:p>
      <text:p text:style-name="P2"><text:span text:style-name="T1">Tableau</text:span><text:span text:style-name="T5"> </text:span><text:span text:style-name="T1">de synthèse des réalisations professionnelles</text:span></text:p>
      <text:p text:style-name="P3" loext:marker-style-name="T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 table:style-name="Table1.1">
          <table:table-cell table:style-name="Table1.A1" table:number-columns-spanned="5" office:value-type="string">
            <text:p text:style-name="P4" loext:marker-style-name="T9"><text:span text:style-name="T9">NOM</text:span><text:span text:style-name="T10"> </text:span><text:span text:style-name="T9">et</text:span><text:span text:style-name="T10"> </text:span><text:span text:style-name="T9">prénom</text:span><text:span text:style-name="T10"> </text:span><text:span text:style-name="T11">: </text:span><text:span text:style-name="T12">SIMONET Mathéo</text:span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5" loext:marker-style-name="T9"><text:span text:style-name="T9">N°</text:span><text:span text:style-name="T13"> </text:span><text:span text:style-name="T9">candidat</text:span><text:span text:style-name="T14"> </text:span><text:span text:style-name="T11">:</text:span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6" loext:marker-style-name="T9"><text:span text:style-name="T9">Centre de formation </text:span><text:span text:style-name="T11">: </text:span><text:span text:style-name="T12">EFREI – Grande École du Numérique</text:span></text:p>
          </table:table-cell>
          <table:covered-table-cell/>
          <table:covered-table-cell/>
          <table:covered-table-cell/>
          <table:covered-table-cell/>
          <table:table-cell table:style-name="Table1.F2" office:value-type="string">
            <text:p text:style-name="P7" loext:marker-style-name="T9"><text:span text:style-name="T9">Option </text:span><text:span text:style-name="T11">:</text:span></text:p>
          </table:table-cell>
          <table:table-cell table:style-name="Table1.G2" office:value-type="string">
            <text:list text:style-name="WWNum1">
              <text:list-item>
                <text:p text:style-name="P8"><text:s/><text:span text:style-name="T15">S</text:span><text:span text:style-name="T16">ISR</text:span></text:p>
              </text:list-item>
            </text:list>
          </table:table-cell>
          <table:table-cell table:style-name="Table1.H2" office:value-type="string">
            <text:list text:style-name="WWNum2">
              <text:list-item>
                <text:p text:style-name="P9" loext:marker-style-name="T9"><text:span text:style-name="T15">SLAM</text:span></text:p>
              </text:list-item>
            </text:list>
          </table:table-cell>
        </table:table-row>
        <table:table-row table:style-name="Table1.3">
          <table:table-cell table:style-name="Table1.A3" table:number-columns-spanned="8" office:value-type="string">
            <text:p text:style-name="P6" loext:marker-style-name="T9"><text:span text:style-name="T9">Adresse URL</text:span><text:span text:style-name="T17"> </text:span><text:span text:style-name="T9">du portfolio</text:span><text:span text:style-name="T18"> </text:span><text:span text:style-name="T11">: https://matheosmt.github.io/mon-portfolio/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rows-spanned="2" office:value-type="string">
            <text:p text:style-name="P10" loext:marker-style-name="T19"/>
            <text:p text:style-name="P10" loext:marker-style-name="T19"/>
            <text:p text:style-name="P11" loext:marker-style-name="T19"/>
            <text:p text:style-name="P12" loext:marker-style-name="T20"><text:span text:style-name="T21">Compétences</text:span><text:span text:style-name="T22"> </text:span><text:span text:style-name="T21">mises</text:span><text:span text:style-name="T23"> </text:span><text:span text:style-name="T21">en</text:span><text:span text:style-name="T24"> </text:span><text:span text:style-name="T25">œuvre</text:span></text:p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3" loext:marker-style-name="T19"/>
            <text:p text:style-name="P14" loext:marker-style-name="T20"><text:span text:style-name="T21">Réalisations</text:span><text:span text:style-name="T24"> </text:span><text:span text:style-name="T25">professionnelles</text:span></text:p>
            <text:p text:style-name="P15" loext:marker-style-name="T20"><text:span text:style-name="T21">(intitulé</text:span><text:span text:style-name="T24"> </text:span><text:span text:style-name="T21">et</text:span><text:span text:style-name="T22"> </text:span><text:span text:style-name="T21">liste</text:span><text:span text:style-name="T22"> </text:span><text:span text:style-name="T21">des</text:span><text:span text:style-name="T22"> </text:span><text:span text:style-name="T21">documents</text:span><text:span text:style-name="T22"> </text:span><text:span text:style-name="T21">et</text:span><text:span text:style-name="T24"> </text:span><text:span text:style-name="T21">productions</text:span><text:span text:style-name="T22"> </text:span><text:span text:style-name="T25">associés)</text:span></text:p>
          </table:table-cell>
          <table:table-cell table:style-name="Table1.B4" table:number-rows-spanned="2" office:value-type="string">
            <text:p text:style-name="P10" loext:marker-style-name="T19"/>
            <text:p text:style-name="P16" loext:marker-style-name="T19"/>
            <text:p text:style-name="P17" loext:marker-style-name="T19"><text:span text:style-name="T26">Période</text:span><text:span text:style-name="T27"> </text:span><text:span text:style-name="T26">(sous</text:span><text:span text:style-name="T27"> </text:span><text:span text:style-name="T26">la</text:span><text:span text:style-name="T27"> </text:span><text:span text:style-name="T26">forme</text:span><text:span text:style-name="T27"> </text:span><text:span text:style-name="T26">du</text:span><text:span text:style-name="T28"> </text:span><text:span text:style-name="T26">JJ/MM/AA</text:span><text:span text:style-name="T29"> </text:span><text:span text:style-name="T26">au</text:span><text:span text:style-name="T28"> </text:span><text:span text:style-name="T29">JJ/MM/AA)</text:span></text:p>
          </table:table-cell>
          <table:table-cell table:style-name="Table1.C4" office:value-type="string">
            <text:p text:style-name="P10" loext:marker-style-name="T19"/>
            <text:p text:style-name="P18"/>
            <text:p text:style-name="P19"><text:span text:style-name="T26">Gérer</text:span><text:span text:style-name="T30"> </text:span><text:span text:style-name="T26">le</text:span><text:span text:style-name="T30"> </text:span><text:span text:style-name="T26">patrimoine</text:span><text:span text:style-name="T31"> </text:span><text:span text:style-name="T29">informatique</text:span></text:p>
          </table:table-cell>
          <table:table-cell table:style-name="Table1.D4" office:value-type="string">
            <text:p text:style-name="P20"><text:span text:style-name="T26">Répondre</text:span><text:span text:style-name="T32"> </text:span><text:span text:style-name="T26">aux</text:span><text:span text:style-name="T31"> </text:span><text:span text:style-name="T26">incidents</text:span><text:span text:style-name="T33"> </text:span><text:span text:style-name="T26">et</text:span><text:span text:style-name="T33"> </text:span><text:span text:style-name="T26">aux</text:span><text:span text:style-name="T31"> </text:span><text:span text:style-name="T26">demandes</text:span><text:span text:style-name="T32"> </text:span><text:span text:style-name="T26">d’</text:span><text:span text:style-name="T31"> </text:span><text:span text:style-name="T26">assistance et d’</text:span><text:span text:style-name="T31"> </text:span><text:span text:style-name="T29">évolution</text:span></text:p>
          </table:table-cell>
          <table:table-cell table:style-name="Table1.E4" office:value-type="string">
            <text:p text:style-name="P21" loext:marker-style-name="T19"/>
            <text:p text:style-name="P22" loext:marker-style-name="T19"><text:span text:style-name="T26">Développer</text:span><text:span text:style-name="T32"> </text:span><text:span text:style-name="T26">la</text:span><text:span text:style-name="T31"> </text:span><text:span text:style-name="T26">présence</text:span><text:span text:style-name="T30"> </text:span><text:span text:style-name="T26">en</text:span><text:span text:style-name="T32"> </text:span><text:span text:style-name="T26">ligne</text:span><text:span text:style-name="T31"> </text:span><text:span text:style-name="T26">de</text:span><text:span text:style-name="T32"> </text:span><text:span text:style-name="T26">l’organisation</text:span></text:p>
          </table:table-cell>
          <table:table-cell table:style-name="Table1.F4" office:value-type="string">
            <text:p text:style-name="P10" loext:marker-style-name="T19"/>
            <text:p text:style-name="P23" loext:marker-style-name="T19"/>
            <text:p text:style-name="P24" loext:marker-style-name="T19"><text:span text:style-name="T26">Travailler</text:span><text:span text:style-name="T32"> </text:span><text:span text:style-name="T26">en</text:span><text:span text:style-name="T30"> </text:span><text:span text:style-name="T26">mode</text:span><text:span text:style-name="T31"> </text:span><text:span text:style-name="T29">projet</text:span></text:p>
          </table:table-cell>
          <table:table-cell table:style-name="Table1.G4" office:value-type="string">
            <text:p text:style-name="P25" loext:marker-style-name="T19"><text:span text:style-name="T26">Mettre</text:span><text:span text:style-name="T32"> </text:span><text:span text:style-name="T26">à</text:span><text:span text:style-name="T31"> </text:span><text:span text:style-name="T26">disposition</text:span><text:span text:style-name="T32"> </text:span><text:span text:style-name="T26">des</text:span><text:span text:style-name="T31"> </text:span><text:span text:style-name="T26">utilisateurs</text:span><text:span text:style-name="T32"> </text:span><text:span text:style-name="T26">un</text:span><text:span text:style-name="T31"> </text:span><text:span text:style-name="T29">service</text:span><text:span text:style-name="T31"> </text:span><text:span text:style-name="T29">informatique</text:span></text:p>
          </table:table-cell>
          <table:table-cell table:style-name="Table1.H4" office:value-type="string">
            <text:p text:style-name="P26"/>
            <text:p text:style-name="P27"><text:span text:style-name="T26">Organiser</text:span><text:span text:style-name="T32"> </text:span><text:span text:style-name="T26">son</text:span><text:span text:style-name="T31"> </text:span><text:span text:style-name="T29">développement</text:span><text:span text:style-name="T31"> </text:span><text:span text:style-name="T29">professionnel</text:span></text:p>
          </table:table-cell>
        </table:table-row>
        <table:table-row table:style-name="Table1.5">
          <table:covered-table-cell table:style-name="Table1.A5"/>
          <table:covered-table-cell table:style-name="Table1.B5"/>
          <table:table-cell table:style-name="Table1.C5" office:value-type="string">
            <text:p text:style-name="P28" loext:marker-style-name="T34"/>
            <text:p text:style-name="P29" loext:marker-style-name="T35"><text:span text:style-name="T36">▸</text:span><text:span text:style-name="T35">Recenser</text:span><text:span text:style-name="T37"> </text:span><text:span text:style-name="T35">et</text:span><text:span text:style-name="T38"> </text:span><text:span text:style-name="T35">identifier</text:span><text:span text:style-name="T38"> </text:span><text:span text:style-name="T35">les</text:span><text:span text:style-name="T38"> </text:span><text:span text:style-name="T35">ressources</text:span><text:span text:style-name="T38"> </text:span><text:span text:style-name="T37">numériques</text:span></text:p>
            <text:p text:style-name="P30" loext:marker-style-name="T35"><text:span text:style-name="T36">▸</text:span><text:span text:style-name="T35">Exploiter</text:span><text:span text:style-name="T39"> </text:span><text:span text:style-name="T35">des</text:span><text:span text:style-name="T39"> </text:span><text:span text:style-name="T35">référentiels,</text:span><text:span text:style-name="T39"> </text:span><text:span text:style-name="T35">normes</text:span><text:span text:style-name="T39"> </text:span><text:span text:style-name="T35">et</text:span><text:span text:style-name="T39"> </text:span><text:span text:style-name="T35">standards</text:span><text:span text:style-name="T39"> </text:span><text:span text:style-name="T35">adoptés</text:span><text:span text:style-name="T39"> </text:span><text:span text:style-name="T35">par</text:span><text:span text:style-name="T39"> </text:span><text:span text:style-name="T35">le</text:span><text:span text:style-name="T39"> </text:span><text:span text:style-name="T35">prestataire</text:span><text:span text:style-name="T40"> </text:span><text:span text:style-name="T37">informatique</text:span></text:p>
            <text:p text:style-name="P31" loext:marker-style-name="T35"><text:span text:style-name="T36">▸</text:span><text:span text:style-name="T35">Mettre</text:span><text:span text:style-name="T41"> </text:span><text:span text:style-name="T35">en</text:span><text:span text:style-name="T42"> </text:span><text:span text:style-name="T35">place</text:span><text:span text:style-name="T42"> </text:span><text:span text:style-name="T35">et</text:span><text:span text:style-name="T41"> </text:span><text:span text:style-name="T35">vérifier</text:span><text:span text:style-name="T42"> </text:span><text:span text:style-name="T35">les</text:span><text:span text:style-name="T42"> </text:span><text:span text:style-name="T35">niveaux</text:span><text:span text:style-name="T42"> </text:span><text:span text:style-name="T35">d’habilitation</text:span><text:span text:style-name="T41"> </text:span><text:span text:style-name="T35">associés</text:span><text:span text:style-name="T42"> </text:span><text:span text:style-name="T35">à</text:span><text:span text:style-name="T42"> </text:span><text:span text:style-name="T35">un</text:span><text:span text:style-name="T42"> </text:span><text:span text:style-name="T37">service</text:span></text:p>
            <text:p text:style-name="P32" loext:marker-style-name="T35"><text:span text:style-name="T36">▸</text:span><text:span text:style-name="T35">Vérifier</text:span><text:span text:style-name="T41"> </text:span><text:span text:style-name="T35">les</text:span><text:span text:style-name="T42"> </text:span><text:span text:style-name="T35">conditions</text:span><text:span text:style-name="T41"> </text:span><text:span text:style-name="T35">de</text:span><text:span text:style-name="T42"> </text:span><text:span text:style-name="T35">la</text:span><text:span text:style-name="T41"> </text:span><text:span text:style-name="T35">continuité</text:span><text:span text:style-name="T42"> </text:span><text:span text:style-name="T35">d’un</text:span><text:span text:style-name="T41"> </text:span><text:span text:style-name="T35">service</text:span><text:span text:style-name="T42"> </text:span><text:span text:style-name="T37">informatique</text:span></text:p>
            <text:p text:style-name="P33" loext:marker-style-name="T35"><text:span text:style-name="T36">▸</text:span><text:span text:style-name="T35">Gérer</text:span><text:span text:style-name="T42"> </text:span><text:span text:style-name="T35">des</text:span><text:span text:style-name="T38"> </text:span><text:span text:style-name="T37">sauvegardes</text:span></text:p>
            <text:p text:style-name="P34" loext:marker-style-name="T35"><text:span text:style-name="T36">▸</text:span><text:span text:style-name="T35">Vérifier</text:span><text:span text:style-name="T41"> </text:span><text:span text:style-name="T35">le</text:span><text:span text:style-name="T42"> </text:span><text:span text:style-name="T35">respect</text:span><text:span text:style-name="T41"> </text:span><text:span text:style-name="T35">des</text:span><text:span text:style-name="T42"> </text:span><text:span text:style-name="T35">règles</text:span><text:span text:style-name="T42"> </text:span><text:span text:style-name="T35">d’utilisation</text:span><text:span text:style-name="T41"> </text:span><text:span text:style-name="T35">des</text:span><text:span text:style-name="T42"> </text:span><text:span text:style-name="T35">ressources</text:span><text:span text:style-name="T42"> </text:span><text:span text:style-name="T37">numériques</text:span></text:p>
          </table:table-cell>
          <table:table-cell table:style-name="Table1.D5" office:value-type="string">
            <text:p text:style-name="P35" loext:marker-style-name="T34"/>
            <text:p text:style-name="P35" loext:marker-style-name="T34"/>
            <text:p text:style-name="P36" loext:marker-style-name="T34"/>
            <text:p text:style-name="P37" loext:marker-style-name="T35"><text:span text:style-name="T36">▸</text:span><text:span text:style-name="T35">Collecter,</text:span><text:span text:style-name="T41"> </text:span><text:span text:style-name="T35">suivre</text:span><text:span text:style-name="T42"> </text:span><text:span text:style-name="T35">et</text:span><text:span text:style-name="T42"> </text:span><text:span text:style-name="T35">orienter</text:span><text:span text:style-name="T42"> </text:span><text:span text:style-name="T35">des</text:span><text:span text:style-name="T42"> </text:span><text:span text:style-name="T37">demandes</text:span></text:p>
            <text:p text:style-name="P38" loext:marker-style-name="T35"><text:span text:style-name="T36">▸</text:span><text:span text:style-name="T35">Traiter</text:span><text:span text:style-name="T43"> </text:span><text:span text:style-name="T35">des</text:span><text:span text:style-name="T43"> </text:span><text:span text:style-name="T35">demandes</text:span><text:span text:style-name="T43"> </text:span><text:span text:style-name="T35">concernant</text:span><text:span text:style-name="T43"> </text:span><text:span text:style-name="T35">les</text:span><text:span text:style-name="T43"> </text:span><text:span text:style-name="T35">services</text:span><text:span text:style-name="T43"> </text:span><text:span text:style-name="T35">réseau</text:span><text:span text:style-name="T43"> </text:span><text:span text:style-name="T35">et</text:span><text:span text:style-name="T43"> </text:span><text:span text:style-name="T35">système,</text:span><text:span text:style-name="T40"> </text:span><text:span text:style-name="T37">applicatifs</text:span></text:p>
            <text:p text:style-name="P39" loext:marker-style-name="T35"><text:span text:style-name="T36">▸</text:span><text:span text:style-name="T35">Traiter</text:span><text:span text:style-name="T41"> </text:span><text:span text:style-name="T35">des</text:span><text:span text:style-name="T41"> </text:span><text:span text:style-name="T35">demandes</text:span><text:span text:style-name="T42"> </text:span><text:span text:style-name="T35">concernant</text:span><text:span text:style-name="T41"> </text:span><text:span text:style-name="T35">les</text:span><text:span text:style-name="T42"> </text:span><text:span text:style-name="T37">applications</text:span></text:p>
          </table:table-cell>
          <table:table-cell table:style-name="Table1.E5" office:value-type="string">
            <text:p text:style-name="P40" loext:marker-style-name="T34"/>
            <text:p text:style-name="P41" loext:marker-style-name="T35"><text:span text:style-name="T36">▸</text:span><text:span text:style-name="T35">Participer</text:span><text:span text:style-name="T39"> </text:span><text:span text:style-name="T35">à</text:span><text:span text:style-name="T39"> </text:span><text:span text:style-name="T35">la</text:span><text:span text:style-name="T39"> </text:span><text:span text:style-name="T35">valorisation</text:span><text:span text:style-name="T39"> </text:span><text:span text:style-name="T35">de</text:span><text:span text:style-name="T39"> </text:span><text:span text:style-name="T35">l’image</text:span><text:span text:style-name="T39"> </text:span><text:span text:style-name="T35">de</text:span><text:span text:style-name="T39"> </text:span><text:span text:style-name="T35">l’organisation</text:span><text:span text:style-name="T39"> </text:span><text:span text:style-name="T35">sur</text:span><text:span text:style-name="T39"> </text:span><text:span text:style-name="T35">les</text:span><text:span text:style-name="T39"> </text:span><text:span text:style-name="T35">médias</text:span><text:span text:style-name="T40"> </text:span><text:span text:style-name="T35">numériques en tenant compte du cadre juridique et des enjeux</text:span><text:span text:style-name="T40"> </text:span><text:span text:style-name="T37">économiques</text:span></text:p>
            <text:p text:style-name="P42" loext:marker-style-name="T35"><text:span text:style-name="T36">▸</text:span><text:span text:style-name="T35">Référencer</text:span><text:span text:style-name="T39"> </text:span><text:span text:style-name="T35">les</text:span><text:span text:style-name="T39"> </text:span><text:span text:style-name="T35">services</text:span><text:span text:style-name="T39"> </text:span><text:span text:style-name="T35">en</text:span><text:span text:style-name="T39"> </text:span><text:span text:style-name="T35">ligne</text:span><text:span text:style-name="T39"> </text:span><text:span text:style-name="T35">de</text:span><text:span text:style-name="T39"> </text:span><text:span text:style-name="T35">l’organisation</text:span><text:span text:style-name="T39"> </text:span><text:span text:style-name="T35">et</text:span><text:span text:style-name="T39"> </text:span><text:span text:style-name="T35">mesurer</text:span><text:span text:style-name="T39"> </text:span><text:span text:style-name="T35">leur</text:span><text:span text:style-name="T40"> </text:span><text:span text:style-name="T37">visibilité.</text:span></text:p>
            <text:p text:style-name="P43" loext:marker-style-name="T35"><text:span text:style-name="T36">▸</text:span><text:span text:style-name="T35">Participer</text:span><text:span text:style-name="T39"> </text:span><text:span text:style-name="T35">à</text:span><text:span text:style-name="T39"> </text:span><text:span text:style-name="T35">l’évolution</text:span><text:span text:style-name="T39"> </text:span><text:span text:style-name="T35">d’un</text:span><text:span text:style-name="T39"> </text:span><text:span text:style-name="T35">site</text:span><text:span text:style-name="T39"> </text:span><text:span text:style-name="T35">Web</text:span><text:span text:style-name="T39"> </text:span><text:span text:style-name="T35">exploitant</text:span><text:span text:style-name="T39"> </text:span><text:span text:style-name="T35">les</text:span><text:span text:style-name="T39"> </text:span><text:span text:style-name="T35">données</text:span><text:span text:style-name="T39"> </text:span><text:span text:style-name="T35">de</text:span><text:span text:style-name="T39"> </text:span><text:span text:style-name="T35">l’</text:span><text:span text:style-name="T40"> </text:span><text:span text:style-name="T37">organisation.</text:span></text:p>
          </table:table-cell>
          <table:table-cell table:style-name="Table1.F5" office:value-type="string">
            <text:p text:style-name="P35" loext:marker-style-name="T34"/>
            <text:p text:style-name="P35" loext:marker-style-name="T34"/>
            <text:p text:style-name="P44" loext:marker-style-name="T34"/>
            <text:p text:style-name="P45" loext:marker-style-name="T35"><text:span text:style-name="T36">▸</text:span><text:span text:style-name="T35">Analyser</text:span><text:span text:style-name="T41"> </text:span><text:span text:style-name="T35">les</text:span><text:span text:style-name="T42"> </text:span><text:span text:style-name="T35">objectifs</text:span><text:span text:style-name="T42"> </text:span><text:span text:style-name="T35">et</text:span><text:span text:style-name="T42"> </text:span><text:span text:style-name="T35">les</text:span><text:span text:style-name="T42"> </text:span><text:span text:style-name="T35">modalités</text:span><text:span text:style-name="T42"> </text:span><text:span text:style-name="T35">d’organisation</text:span><text:span text:style-name="T42"> </text:span><text:span text:style-name="T35">d’un</text:span><text:span text:style-name="T42"> </text:span><text:span text:style-name="T37">projet</text:span></text:p>
            <text:p text:style-name="P46" loext:marker-style-name="T35"><text:span text:style-name="T36">▸</text:span><text:span text:style-name="T35">Planifier</text:span><text:span text:style-name="T38"> </text:span><text:span text:style-name="T35">les</text:span><text:span text:style-name="T38"> </text:span><text:span text:style-name="T37">activités</text:span></text:p>
            <text:p text:style-name="P47" loext:marker-style-name="T35"><text:span text:style-name="T36">▸</text:span><text:span text:style-name="T35">Évaluer</text:span><text:span text:style-name="T42"> </text:span><text:span text:style-name="T35">les</text:span><text:span text:style-name="T37"> </text:span><text:span text:style-name="T35">indicateurs</text:span><text:span text:style-name="T42"> </text:span><text:span text:style-name="T35">de</text:span><text:span text:style-name="T37"> </text:span><text:span text:style-name="T35">suivi</text:span><text:span text:style-name="T37"> </text:span><text:span text:style-name="T35">d’un</text:span><text:span text:style-name="T42"> </text:span><text:span text:style-name="T35">projet</text:span><text:span text:style-name="T37"> </text:span><text:span text:style-name="T35">et</text:span><text:span text:style-name="T42"> </text:span><text:span text:style-name="T35">analyser</text:span><text:span text:style-name="T37"> </text:span><text:span text:style-name="T35">les</text:span><text:span text:style-name="T37"> écarts</text:span></text:p>
          </table:table-cell>
          <table:table-cell table:style-name="Table1.G5" office:value-type="string">
            <text:p text:style-name="P35" loext:marker-style-name="T34"/>
            <text:p text:style-name="P35" loext:marker-style-name="T34"/>
            <text:p text:style-name="P44" loext:marker-style-name="T34"/>
            <text:p text:style-name="P48" loext:marker-style-name="T35"><text:span text:style-name="T36">▸</text:span><text:span text:style-name="T35">Réaliser</text:span><text:span text:style-name="T39"> </text:span><text:span text:style-name="T35">les</text:span><text:span text:style-name="T39"> </text:span><text:span text:style-name="T35">tests</text:span><text:span text:style-name="T39"> </text:span><text:span text:style-name="T35">d’intégration</text:span><text:span text:style-name="T39"> </text:span><text:span text:style-name="T35">et</text:span><text:span text:style-name="T39"> </text:span><text:span text:style-name="T35">d’acceptation</text:span><text:span text:style-name="T39"> </text:span><text:span text:style-name="T35">d’un</text:span><text:span text:style-name="T39"> </text:span><text:span text:style-name="T37">service</text:span></text:p>
            <text:p text:style-name="P49" loext:marker-style-name="T35"><text:span text:style-name="T36">▸</text:span><text:span text:style-name="T35">Déployer</text:span><text:span text:style-name="T41"> </text:span><text:span text:style-name="T35">un</text:span><text:span text:style-name="T38"> </text:span><text:span text:style-name="T37">service</text:span></text:p>
            <text:p text:style-name="P50" loext:marker-style-name="T35"><text:span text:style-name="T36">▸</text:span><text:span text:style-name="T35">Accompagner</text:span><text:span text:style-name="T39"> </text:span><text:span text:style-name="T35">les</text:span><text:span text:style-name="T37"> </text:span><text:span text:style-name="T35">utilisateurs</text:span><text:span text:style-name="T37"> </text:span><text:span text:style-name="T35">dans</text:span><text:span text:style-name="T42"> </text:span><text:span text:style-name="T35">la</text:span><text:span text:style-name="T37"> </text:span><text:span text:style-name="T35">mise</text:span><text:span text:style-name="T37"> </text:span><text:span text:style-name="T35">en</text:span><text:span text:style-name="T42"> </text:span><text:span text:style-name="T35">place</text:span><text:span text:style-name="T37"> </text:span><text:span text:style-name="T35">d’un</text:span><text:span text:style-name="T37"> service</text:span></text:p>
          </table:table-cell>
          <table:table-cell table:style-name="Table1.B4" office:value-type="string">
            <text:p text:style-name="P35" loext:marker-style-name="T34"/>
            <text:p text:style-name="P35" loext:marker-style-name="T34"/>
            <text:p text:style-name="P51" loext:marker-style-name="T34"/>
            <text:p text:style-name="P52" loext:marker-style-name="T35"><text:span text:style-name="T44">▸</text:span><text:span text:style-name="T37">Mettre</text:span><text:span text:style-name="T45"> </text:span><text:span text:style-name="T37">en</text:span><text:span text:style-name="T46"> </text:span><text:span text:style-name="T37">place</text:span><text:span text:style-name="T46"> </text:span><text:span text:style-name="T37">son</text:span><text:span text:style-name="T45"> </text:span><text:span text:style-name="T37">environnement</text:span><text:span text:style-name="T46"> </text:span><text:span text:style-name="T37">d’apprentissage</text:span><text:span text:style-name="T46"> </text:span><text:span text:style-name="T37">personnel</text:span></text:p>
            <text:p text:style-name="P53" loext:marker-style-name="T35"><text:span text:style-name="T36">▸</text:span><text:span text:style-name="T35">Mettre</text:span><text:span text:style-name="T42"> </text:span><text:span text:style-name="T35">en</text:span><text:span text:style-name="T42"> </text:span><text:span text:style-name="T35">œuvre</text:span><text:span text:style-name="T42"> </text:span><text:span text:style-name="T35">des</text:span><text:span text:style-name="T42"> </text:span><text:span text:style-name="T35">outils</text:span><text:span text:style-name="T42"> </text:span><text:span text:style-name="T35">et</text:span><text:span text:style-name="T42"> </text:span><text:span text:style-name="T35">stratégies</text:span><text:span text:style-name="T42"> </text:span><text:span text:style-name="T35">de</text:span><text:span text:style-name="T42"> </text:span><text:span text:style-name="T35">veille</text:span><text:span text:style-name="T37"> informationnelle</text:span></text:p>
            <text:p text:style-name="P54" loext:marker-style-name="T35"><text:span text:style-name="T36">▸</text:span><text:span text:style-name="T35">Gérer</text:span><text:span text:style-name="T41"> </text:span><text:span text:style-name="T35">son</text:span><text:span text:style-name="T41"> </text:span><text:span text:style-name="T35">identité</text:span><text:span text:style-name="T41"> </text:span><text:span text:style-name="T37">professionnelle</text:span></text:p>
            <text:p text:style-name="P55" loext:marker-style-name="T35"><text:span text:style-name="T36">▸</text:span><text:span text:style-name="T35">Développer</text:span><text:span text:style-name="T41"> </text:span><text:span text:style-name="T35">son</text:span><text:span text:style-name="T42"> </text:span><text:span text:style-name="T35">projet</text:span><text:span text:style-name="T42"> </text:span><text:span text:style-name="T37">professionnel</text:span></text:p>
          </table:table-cell>
        </table:table-row>
        <table:table-row table:style-name="Table1.6">
          <table:table-cell table:style-name="Table1.A6" table:number-columns-spanned="8" office:value-type="string">
            <text:p text:style-name="P56" loext:marker-style-name="T47"><text:span text:style-name="T48">Réalisation</text:span><text:span text:style-name="T49"> </text:span><text:span text:style-name="T48">en</text:span><text:span text:style-name="T49"> </text:span><text:span text:style-name="T48">cours</text:span><text:span text:style-name="T49"> </text:span><text:span text:style-name="T48">de</text:span><text:span text:style-name="T49"> </text:span><text:span text:style-name="T50">form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7">TP1 : hackat<text:span text:style-name="T51">h</text:span>on </text:p>
            <text:p text:style-name="P58"><text:span text:style-name="T9">&gt; </text:span><text:span text:style-name="T52">R</text:span><text:span text:style-name="T53">eproduire le fonctionnement d'une entreprise informatique</text:span></text:p>
          </table:table-cell>
          <table:table-cell table:style-name="Table1.B7" office:value-type="string">
            <text:p text:style-name="P59">01/10/25 </text:p>
            <text:p text:style-name="P59"><text:s text:c="6"/>- </text:p>
            <text:p text:style-name="P59">25/01/26</text:p>
          </table:table-cell>
          <table:table-cell table:style-name="Table1.C7" office:value-type="string">
            <text:p text:style-name="P60"/>
          </table:table-cell>
          <table:table-cell table:style-name="Table1.D7" office:value-type="string">
            <text:p text:style-name="P61" loext:marker-style-name="T54"/>
          </table:table-cell>
          <table:table-cell table:style-name="Table1.E7" office:value-type="string">
            <text:p text:style-name="P61" loext:marker-style-name="T54"/>
          </table:table-cell>
          <table:table-cell table:style-name="Table1.F7" office:value-type="string">
            <text:p text:style-name="P61" loext:marker-style-name="T54"/>
          </table:table-cell>
          <table:table-cell table:style-name="Table1.G7" office:value-type="string">
            <text:p text:style-name="P61" loext:marker-style-name="T54"/>
          </table:table-cell>
          <table:table-cell table:style-name="Table1.H7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57">TP2 : hackat<text:span text:style-name="T51">h</text:span>on</text:p>
            <text:p text:style-name="P58"><text:span text:style-name="T9">&gt; </text:span><text:span text:style-name="Strong_20_Emphasis"><text:span text:style-name="T9">Étudier les failles d’un site web d’entreprise pour le sécuriser</text:span></text:span></text:p>
          </table:table-cell>
          <table:table-cell table:style-name="Table1.B8" office:value-type="string">
            <text:p text:style-name="P62">01/<text:span text:style-name="T55">02</text:span>/2<text:span text:style-name="T55">6</text:span> </text:p>
            <text:p text:style-name="P62"><text:s text:c="6"/>- </text:p>
            <text:p text:style-name="P62">25/0<text:span text:style-name="T55">3</text:span>/26</text:p>
          </table:table-cell>
          <table:table-cell table:style-name="Table1.C7" office:value-type="string">
            <text:p text:style-name="P61" loext:marker-style-name="T54"/>
          </table:table-cell>
          <table:table-cell table:style-name="Table1.D7" office:value-type="string">
            <text:p text:style-name="P61" loext:marker-style-name="T54"/>
          </table:table-cell>
          <table:table-cell table:style-name="Table1.E8" office:value-type="string">
            <text:p text:style-name="P61" loext:marker-style-name="T54"/>
          </table:table-cell>
          <table:table-cell table:style-name="Table1.F7" office:value-type="string">
            <text:p text:style-name="P61" loext:marker-style-name="T54"/>
          </table:table-cell>
          <table:table-cell table:style-name="Table1.G8" office:value-type="string">
            <text:p text:style-name="P61" loext:marker-style-name="T54"/>
          </table:table-cell>
          <table:table-cell table:style-name="Table1.H8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9" office:value-type="string">
            <text:p text:style-name="P61" loext:marker-style-name="T54"/>
          </table:table-cell>
          <table:table-cell table:style-name="Table1.C9" office:value-type="string">
            <text:p text:style-name="P61" loext:marker-style-name="T54"/>
          </table:table-cell>
          <table:table-cell table:style-name="Table1.D9" office:value-type="string">
            <text:p text:style-name="P61" loext:marker-style-name="T54"/>
          </table:table-cell>
          <table:table-cell table:style-name="Table1.E9" office:value-type="string">
            <text:p text:style-name="P61" loext:marker-style-name="T54"/>
          </table:table-cell>
          <table:table-cell table:style-name="Table1.F9" office:value-type="string">
            <text:p text:style-name="P61" loext:marker-style-name="T54"/>
          </table:table-cell>
          <table:table-cell table:style-name="Table1.G9" office:value-type="string">
            <text:p text:style-name="P61" loext:marker-style-name="T54"/>
          </table:table-cell>
          <table:table-cell table:style-name="Table1.H9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0" office:value-type="string">
            <text:p text:style-name="P61" loext:marker-style-name="T54"/>
          </table:table-cell>
          <table:table-cell table:style-name="Table1.C10" office:value-type="string">
            <text:p text:style-name="P61" loext:marker-style-name="T54"/>
          </table:table-cell>
          <table:table-cell table:style-name="Table1.D10" office:value-type="string">
            <text:p text:style-name="P61" loext:marker-style-name="T54"/>
          </table:table-cell>
          <table:table-cell table:style-name="Table1.E10" office:value-type="string">
            <text:p text:style-name="P61" loext:marker-style-name="T54"/>
          </table:table-cell>
          <table:table-cell table:style-name="Table1.F10" office:value-type="string">
            <text:p text:style-name="P61" loext:marker-style-name="T54"/>
          </table:table-cell>
          <table:table-cell table:style-name="Table1.G10" office:value-type="string">
            <text:p text:style-name="P61" loext:marker-style-name="T54"/>
          </table:table-cell>
          <table:table-cell table:style-name="Table1.H10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1" office:value-type="string">
            <text:p text:style-name="P61" loext:marker-style-name="T54"/>
          </table:table-cell>
          <table:table-cell table:style-name="Table1.C11" office:value-type="string">
            <text:p text:style-name="P61" loext:marker-style-name="T54"/>
          </table:table-cell>
          <table:table-cell table:style-name="Table1.D11" office:value-type="string">
            <text:p text:style-name="P61" loext:marker-style-name="T54"/>
          </table:table-cell>
          <table:table-cell table:style-name="Table1.E11" office:value-type="string">
            <text:p text:style-name="P61" loext:marker-style-name="T54"/>
          </table:table-cell>
          <table:table-cell table:style-name="Table1.F11" office:value-type="string">
            <text:p text:style-name="P61" loext:marker-style-name="T54"/>
          </table:table-cell>
          <table:table-cell table:style-name="Table1.G11" office:value-type="string">
            <text:p text:style-name="P61" loext:marker-style-name="T54"/>
          </table:table-cell>
          <table:table-cell table:style-name="Table1.H11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2" office:value-type="string">
            <text:p text:style-name="P61" loext:marker-style-name="T54"/>
          </table:table-cell>
          <table:table-cell table:style-name="Table1.C12" office:value-type="string">
            <text:p text:style-name="P61" loext:marker-style-name="T54"/>
          </table:table-cell>
          <table:table-cell table:style-name="Table1.D12" office:value-type="string">
            <text:p text:style-name="P61" loext:marker-style-name="T54"/>
          </table:table-cell>
          <table:table-cell table:style-name="Table1.E12" office:value-type="string">
            <text:p text:style-name="P61" loext:marker-style-name="T54"/>
          </table:table-cell>
          <table:table-cell table:style-name="Table1.F12" office:value-type="string">
            <text:p text:style-name="P61" loext:marker-style-name="T54"/>
          </table:table-cell>
          <table:table-cell table:style-name="Table1.G12" office:value-type="string">
            <text:p text:style-name="P61" loext:marker-style-name="T54"/>
          </table:table-cell>
          <table:table-cell table:style-name="Table1.H12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3" office:value-type="string">
            <text:p text:style-name="P61" loext:marker-style-name="T54"/>
          </table:table-cell>
          <table:table-cell table:style-name="Table1.C13" office:value-type="string">
            <text:p text:style-name="P61" loext:marker-style-name="T54"/>
          </table:table-cell>
          <table:table-cell table:style-name="Table1.D13" office:value-type="string">
            <text:p text:style-name="P61" loext:marker-style-name="T54"/>
          </table:table-cell>
          <table:table-cell table:style-name="Table1.E13" office:value-type="string">
            <text:p text:style-name="P61" loext:marker-style-name="T54"/>
          </table:table-cell>
          <table:table-cell table:style-name="Table1.F13" office:value-type="string">
            <text:p text:style-name="P61" loext:marker-style-name="T54"/>
          </table:table-cell>
          <table:table-cell table:style-name="Table1.G13" office:value-type="string">
            <text:p text:style-name="P61" loext:marker-style-name="T54"/>
          </table:table-cell>
          <table:table-cell table:style-name="Table1.H13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4" office:value-type="string">
            <text:p text:style-name="P61" loext:marker-style-name="T54"/>
          </table:table-cell>
          <table:table-cell table:style-name="Table1.C14" office:value-type="string">
            <text:p text:style-name="P61" loext:marker-style-name="T54"/>
          </table:table-cell>
          <table:table-cell table:style-name="Table1.D14" office:value-type="string">
            <text:p text:style-name="P61" loext:marker-style-name="T54"/>
          </table:table-cell>
          <table:table-cell table:style-name="Table1.E14" office:value-type="string">
            <text:p text:style-name="P61" loext:marker-style-name="T54"/>
          </table:table-cell>
          <table:table-cell table:style-name="Table1.F14" office:value-type="string">
            <text:p text:style-name="P61" loext:marker-style-name="T54"/>
          </table:table-cell>
          <table:table-cell table:style-name="Table1.G14" office:value-type="string">
            <text:p text:style-name="P61" loext:marker-style-name="T54"/>
          </table:table-cell>
          <table:table-cell table:style-name="Table1.H14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5" office:value-type="string">
            <text:p text:style-name="P61" loext:marker-style-name="T54"/>
          </table:table-cell>
          <table:table-cell table:style-name="Table1.C15" office:value-type="string">
            <text:p text:style-name="P61" loext:marker-style-name="T54"/>
          </table:table-cell>
          <table:table-cell table:style-name="Table1.D15" office:value-type="string">
            <text:p text:style-name="P61" loext:marker-style-name="T54"/>
          </table:table-cell>
          <table:table-cell table:style-name="Table1.E15" office:value-type="string">
            <text:p text:style-name="P61" loext:marker-style-name="T54"/>
          </table:table-cell>
          <table:table-cell table:style-name="Table1.F15" office:value-type="string">
            <text:p text:style-name="P61" loext:marker-style-name="T54"/>
          </table:table-cell>
          <table:table-cell table:style-name="Table1.G15" office:value-type="string">
            <text:p text:style-name="P61" loext:marker-style-name="T54"/>
          </table:table-cell>
          <table:table-cell table:style-name="Table1.H15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6" office:value-type="string">
            <text:p text:style-name="P61" loext:marker-style-name="T54"/>
          </table:table-cell>
          <table:table-cell table:style-name="Table1.C16" office:value-type="string">
            <text:p text:style-name="P61" loext:marker-style-name="T54"/>
          </table:table-cell>
          <table:table-cell table:style-name="Table1.D16" office:value-type="string">
            <text:p text:style-name="P61" loext:marker-style-name="T54"/>
          </table:table-cell>
          <table:table-cell table:style-name="Table1.E16" office:value-type="string">
            <text:p text:style-name="P61" loext:marker-style-name="T54"/>
          </table:table-cell>
          <table:table-cell table:style-name="Table1.F16" office:value-type="string">
            <text:p text:style-name="P61" loext:marker-style-name="T54"/>
          </table:table-cell>
          <table:table-cell table:style-name="Table1.G16" office:value-type="string">
            <text:p text:style-name="P61" loext:marker-style-name="T54"/>
          </table:table-cell>
          <table:table-cell table:style-name="Table1.H16" office:value-type="string">
            <text:p text:style-name="P61" loext:marker-style-name="T54"/>
          </table:table-cell>
        </table:table-row>
        <table:table-row table:style-name="Table1.17">
          <table:table-cell table:style-name="Table1.A17" table:number-columns-spanned="8" office:value-type="string">
            <text:p text:style-name="P63" loext:marker-style-name="T47"><text:span text:style-name="T50">Réalisations</text:span><text:span text:style-name="T56"> </text:span><text:span text:style-name="T50">en</text:span><text:span text:style-name="T57"> </text:span><text:span text:style-name="T50">milieu</text:span><text:span text:style-name="T57"> </text:span><text:span text:style-name="T50">professionnel</text:span><text:span text:style-name="T56"> </text:span><text:span text:style-name="T50">en</text:span><text:span text:style-name="T57"> </text:span><text:span text:style-name="T50">cours</text:span><text:span text:style-name="T57"> </text:span><text:span text:style-name="T50">de</text:span><text:span text:style-name="T57"> </text:span><text:span text:style-name="T50">première</text:span><text:span text:style-name="T56"> </text:span><text:span text:style-name="T50">ann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1" loext:marker-style-name="T54"/>
          </table:table-cell>
          <table:table-cell table:style-name="Table1.B18" office:value-type="string">
            <text:p text:style-name="P61" loext:marker-style-name="T54"/>
          </table:table-cell>
          <table:table-cell table:style-name="Table1.C18" office:value-type="string">
            <text:p text:style-name="P61" loext:marker-style-name="T54"/>
          </table:table-cell>
          <table:table-cell table:style-name="Table1.D18" office:value-type="string">
            <text:p text:style-name="P61" loext:marker-style-name="T54"/>
          </table:table-cell>
          <table:table-cell table:style-name="Table1.E18" office:value-type="string">
            <text:p text:style-name="P61" loext:marker-style-name="T54"/>
          </table:table-cell>
          <table:table-cell table:style-name="Table1.F18" office:value-type="string">
            <text:p text:style-name="P61" loext:marker-style-name="T54"/>
          </table:table-cell>
          <table:table-cell table:style-name="Table1.G18" office:value-type="string">
            <text:p text:style-name="P61" loext:marker-style-name="T54"/>
          </table:table-cell>
          <table:table-cell table:style-name="Table1.H18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61" loext:marker-style-name="T54"/>
          </table:table-cell>
          <table:table-cell table:style-name="Table1.B19" office:value-type="string">
            <text:p text:style-name="P61" loext:marker-style-name="T54"/>
          </table:table-cell>
          <table:table-cell table:style-name="Table1.C19" office:value-type="string">
            <text:p text:style-name="P61" loext:marker-style-name="T54"/>
          </table:table-cell>
          <table:table-cell table:style-name="Table1.D19" office:value-type="string">
            <text:p text:style-name="P61" loext:marker-style-name="T54"/>
          </table:table-cell>
          <table:table-cell table:style-name="Table1.E19" office:value-type="string">
            <text:p text:style-name="P61" loext:marker-style-name="T54"/>
          </table:table-cell>
          <table:table-cell table:style-name="Table1.F19" office:value-type="string">
            <text:p text:style-name="P61" loext:marker-style-name="T54"/>
          </table:table-cell>
          <table:table-cell table:style-name="Table1.G19" office:value-type="string">
            <text:p text:style-name="P61" loext:marker-style-name="T54"/>
          </table:table-cell>
          <table:table-cell table:style-name="Table1.H19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61" loext:marker-style-name="T54"/>
          </table:table-cell>
          <table:table-cell table:style-name="Table1.B20" office:value-type="string">
            <text:p text:style-name="P61" loext:marker-style-name="T54"/>
          </table:table-cell>
          <table:table-cell table:style-name="Table1.C20" office:value-type="string">
            <text:p text:style-name="P61" loext:marker-style-name="T54"/>
          </table:table-cell>
          <table:table-cell table:style-name="Table1.D20" office:value-type="string">
            <text:p text:style-name="P61" loext:marker-style-name="T54"/>
          </table:table-cell>
          <table:table-cell table:style-name="Table1.E20" office:value-type="string">
            <text:p text:style-name="P61" loext:marker-style-name="T54"/>
          </table:table-cell>
          <table:table-cell table:style-name="Table1.F20" office:value-type="string">
            <text:p text:style-name="P61" loext:marker-style-name="T54"/>
          </table:table-cell>
          <table:table-cell table:style-name="Table1.G20" office:value-type="string">
            <text:p text:style-name="P61" loext:marker-style-name="T54"/>
          </table:table-cell>
          <table:table-cell table:style-name="Table1.H20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61" loext:marker-style-name="T54"/>
          </table:table-cell>
          <table:table-cell table:style-name="Table1.B21" office:value-type="string">
            <text:p text:style-name="P61" loext:marker-style-name="T54"/>
          </table:table-cell>
          <table:table-cell table:style-name="Table1.C21" office:value-type="string">
            <text:p text:style-name="P61" loext:marker-style-name="T54"/>
          </table:table-cell>
          <table:table-cell table:style-name="Table1.D21" office:value-type="string">
            <text:p text:style-name="P61" loext:marker-style-name="T54"/>
          </table:table-cell>
          <table:table-cell table:style-name="Table1.E21" office:value-type="string">
            <text:p text:style-name="P61" loext:marker-style-name="T54"/>
          </table:table-cell>
          <table:table-cell table:style-name="Table1.F21" office:value-type="string">
            <text:p text:style-name="P61" loext:marker-style-name="T54"/>
          </table:table-cell>
          <table:table-cell table:style-name="Table1.G21" office:value-type="string">
            <text:p text:style-name="P61" loext:marker-style-name="T54"/>
          </table:table-cell>
          <table:table-cell table:style-name="Table1.H21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61" loext:marker-style-name="T54"/>
          </table:table-cell>
          <table:table-cell table:style-name="Table1.B22" office:value-type="string">
            <text:p text:style-name="P61" loext:marker-style-name="T54"/>
          </table:table-cell>
          <table:table-cell table:style-name="Table1.C22" office:value-type="string">
            <text:p text:style-name="P61" loext:marker-style-name="T54"/>
          </table:table-cell>
          <table:table-cell table:style-name="Table1.D22" office:value-type="string">
            <text:p text:style-name="P61" loext:marker-style-name="T54"/>
          </table:table-cell>
          <table:table-cell table:style-name="Table1.E22" office:value-type="string">
            <text:p text:style-name="P61" loext:marker-style-name="T54"/>
          </table:table-cell>
          <table:table-cell table:style-name="Table1.F22" office:value-type="string">
            <text:p text:style-name="P61" loext:marker-style-name="T54"/>
          </table:table-cell>
          <table:table-cell table:style-name="Table1.G22" office:value-type="string">
            <text:p text:style-name="P61" loext:marker-style-name="T54"/>
          </table:table-cell>
          <table:table-cell table:style-name="Table1.H22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61" loext:marker-style-name="T54"/>
          </table:table-cell>
          <table:table-cell table:style-name="Table1.B23" office:value-type="string">
            <text:p text:style-name="P61" loext:marker-style-name="T54"/>
          </table:table-cell>
          <table:table-cell table:style-name="Table1.C23" office:value-type="string">
            <text:p text:style-name="P61" loext:marker-style-name="T54"/>
          </table:table-cell>
          <table:table-cell table:style-name="Table1.D23" office:value-type="string">
            <text:p text:style-name="P61" loext:marker-style-name="T54"/>
          </table:table-cell>
          <table:table-cell table:style-name="Table1.E23" office:value-type="string">
            <text:p text:style-name="P61" loext:marker-style-name="T54"/>
          </table:table-cell>
          <table:table-cell table:style-name="Table1.F23" office:value-type="string">
            <text:p text:style-name="P61" loext:marker-style-name="T54"/>
          </table:table-cell>
          <table:table-cell table:style-name="Table1.G23" office:value-type="string">
            <text:p text:style-name="P61" loext:marker-style-name="T54"/>
          </table:table-cell>
          <table:table-cell table:style-name="Table1.H23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61" loext:marker-style-name="T54"/>
          </table:table-cell>
          <table:table-cell table:style-name="Table1.B24" office:value-type="string">
            <text:p text:style-name="P61" loext:marker-style-name="T54"/>
          </table:table-cell>
          <table:table-cell table:style-name="Table1.C24" office:value-type="string">
            <text:p text:style-name="P61" loext:marker-style-name="T54"/>
          </table:table-cell>
          <table:table-cell table:style-name="Table1.D24" office:value-type="string">
            <text:p text:style-name="P61" loext:marker-style-name="T54"/>
          </table:table-cell>
          <table:table-cell table:style-name="Table1.E24" office:value-type="string">
            <text:p text:style-name="P61" loext:marker-style-name="T54"/>
          </table:table-cell>
          <table:table-cell table:style-name="Table1.F24" office:value-type="string">
            <text:p text:style-name="P61" loext:marker-style-name="T54"/>
          </table:table-cell>
          <table:table-cell table:style-name="Table1.G24" office:value-type="string">
            <text:p text:style-name="P61" loext:marker-style-name="T54"/>
          </table:table-cell>
          <table:table-cell table:style-name="Table1.H24" office:value-type="string">
            <text:p text:style-name="P61" loext:marker-style-name="T54"/>
          </table:table-cell>
        </table:table-row>
        <table:table-row table:style-name="Table1.1">
          <table:table-cell table:style-name="Table1.A25" table:number-columns-spanned="8" office:value-type="string">
            <text:p text:style-name="P64" loext:marker-style-name="T47"><text:span text:style-name="T50">Réalisations</text:span><text:span text:style-name="T56"> </text:span><text:span text:style-name="T50">en</text:span><text:span text:style-name="T57"> </text:span><text:span text:style-name="T50">milieu</text:span><text:span text:style-name="T56"> </text:span><text:span text:style-name="T50">professionnel</text:span><text:span text:style-name="T57"> </text:span><text:span text:style-name="T50">en</text:span><text:span text:style-name="T57"> </text:span><text:span text:style-name="T50">cours</text:span><text:span text:style-name="T56"> </text:span><text:span text:style-name="T50">de</text:span><text:span text:style-name="T57"> </text:span><text:span text:style-name="T50">seconde</text:span><text:span text:style-name="T56"> </text:span><text:span text:style-name="T50">ann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1" loext:marker-style-name="T54"/>
          </table:table-cell>
          <table:table-cell table:style-name="Table1.B26" office:value-type="string">
            <text:p text:style-name="P61" loext:marker-style-name="T54"/>
          </table:table-cell>
          <table:table-cell table:style-name="Table1.C26" office:value-type="string">
            <text:p text:style-name="P61" loext:marker-style-name="T54"/>
          </table:table-cell>
          <table:table-cell table:style-name="Table1.D26" office:value-type="string">
            <text:p text:style-name="P61" loext:marker-style-name="T54"/>
          </table:table-cell>
          <table:table-cell table:style-name="Table1.E26" office:value-type="string">
            <text:p text:style-name="P61" loext:marker-style-name="T54"/>
          </table:table-cell>
          <table:table-cell table:style-name="Table1.F26" office:value-type="string">
            <text:p text:style-name="P61" loext:marker-style-name="T54"/>
          </table:table-cell>
          <table:table-cell table:style-name="Table1.G26" office:value-type="string">
            <text:p text:style-name="P61" loext:marker-style-name="T54"/>
          </table:table-cell>
          <table:table-cell table:style-name="Table1.H26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61" loext:marker-style-name="T54"/>
          </table:table-cell>
          <table:table-cell table:style-name="Table1.B27" office:value-type="string">
            <text:p text:style-name="P61" loext:marker-style-name="T54"/>
          </table:table-cell>
          <table:table-cell table:style-name="Table1.C27" office:value-type="string">
            <text:p text:style-name="P61" loext:marker-style-name="T54"/>
          </table:table-cell>
          <table:table-cell table:style-name="Table1.D27" office:value-type="string">
            <text:p text:style-name="P61" loext:marker-style-name="T54"/>
          </table:table-cell>
          <table:table-cell table:style-name="Table1.E27" office:value-type="string">
            <text:p text:style-name="P61" loext:marker-style-name="T54"/>
          </table:table-cell>
          <table:table-cell table:style-name="Table1.F27" office:value-type="string">
            <text:p text:style-name="P61" loext:marker-style-name="T54"/>
          </table:table-cell>
          <table:table-cell table:style-name="Table1.G27" office:value-type="string">
            <text:p text:style-name="P61" loext:marker-style-name="T54"/>
          </table:table-cell>
          <table:table-cell table:style-name="Table1.H27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61" loext:marker-style-name="T54"/>
          </table:table-cell>
          <table:table-cell table:style-name="Table1.B28" office:value-type="string">
            <text:p text:style-name="P61" loext:marker-style-name="T54"/>
          </table:table-cell>
          <table:table-cell table:style-name="Table1.C28" office:value-type="string">
            <text:p text:style-name="P61" loext:marker-style-name="T54"/>
          </table:table-cell>
          <table:table-cell table:style-name="Table1.D28" office:value-type="string">
            <text:p text:style-name="P61" loext:marker-style-name="T54"/>
          </table:table-cell>
          <table:table-cell table:style-name="Table1.E28" office:value-type="string">
            <text:p text:style-name="P61" loext:marker-style-name="T54"/>
          </table:table-cell>
          <table:table-cell table:style-name="Table1.F28" office:value-type="string">
            <text:p text:style-name="P61" loext:marker-style-name="T54"/>
          </table:table-cell>
          <table:table-cell table:style-name="Table1.G28" office:value-type="string">
            <text:p text:style-name="P61" loext:marker-style-name="T54"/>
          </table:table-cell>
          <table:table-cell table:style-name="Table1.H28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61" loext:marker-style-name="T54"/>
          </table:table-cell>
          <table:table-cell table:style-name="Table1.B29" office:value-type="string">
            <text:p text:style-name="P61" loext:marker-style-name="T54"/>
          </table:table-cell>
          <table:table-cell table:style-name="Table1.C29" office:value-type="string">
            <text:p text:style-name="P61" loext:marker-style-name="T54"/>
          </table:table-cell>
          <table:table-cell table:style-name="Table1.D29" office:value-type="string">
            <text:p text:style-name="P61" loext:marker-style-name="T54"/>
          </table:table-cell>
          <table:table-cell table:style-name="Table1.E29" office:value-type="string">
            <text:p text:style-name="P61" loext:marker-style-name="T54"/>
          </table:table-cell>
          <table:table-cell table:style-name="Table1.F29" office:value-type="string">
            <text:p text:style-name="P61" loext:marker-style-name="T54"/>
          </table:table-cell>
          <table:table-cell table:style-name="Table1.G29" office:value-type="string">
            <text:p text:style-name="P61" loext:marker-style-name="T54"/>
          </table:table-cell>
          <table:table-cell table:style-name="Table1.H29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61" loext:marker-style-name="T54"/>
          </table:table-cell>
          <table:table-cell table:style-name="Table1.B30" office:value-type="string">
            <text:p text:style-name="P61" loext:marker-style-name="T54"/>
          </table:table-cell>
          <table:table-cell table:style-name="Table1.C30" office:value-type="string">
            <text:p text:style-name="P61" loext:marker-style-name="T54"/>
          </table:table-cell>
          <table:table-cell table:style-name="Table1.D30" office:value-type="string">
            <text:p text:style-name="P61" loext:marker-style-name="T54"/>
          </table:table-cell>
          <table:table-cell table:style-name="Table1.E30" office:value-type="string">
            <text:p text:style-name="P61" loext:marker-style-name="T54"/>
          </table:table-cell>
          <table:table-cell table:style-name="Table1.F30" office:value-type="string">
            <text:p text:style-name="P61" loext:marker-style-name="T54"/>
          </table:table-cell>
          <table:table-cell table:style-name="Table1.G30" office:value-type="string">
            <text:p text:style-name="P61" loext:marker-style-name="T54"/>
          </table:table-cell>
          <table:table-cell table:style-name="Table1.H30" office:value-type="string">
            <text:p text:style-name="P61" loext:marker-style-name="T54"/>
          </table:table-cell>
        </table:table-row>
        <table:table-row table:style-name="Table1.2">
          <table:table-cell table:style-name="Table1.A2" office:value-type="string">
            <text:p text:style-name="P61" loext:marker-style-name="T54"/>
          </table:table-cell>
          <table:table-cell table:style-name="Table1.B31" office:value-type="string">
            <text:p text:style-name="P61" loext:marker-style-name="T54"/>
          </table:table-cell>
          <table:table-cell table:style-name="Table1.C31" office:value-type="string">
            <text:p text:style-name="P61" loext:marker-style-name="T54"/>
          </table:table-cell>
          <table:table-cell table:style-name="Table1.D31" office:value-type="string">
            <text:p text:style-name="P61" loext:marker-style-name="T54"/>
          </table:table-cell>
          <table:table-cell table:style-name="Table1.E31" office:value-type="string">
            <text:p text:style-name="P61" loext:marker-style-name="T54"/>
          </table:table-cell>
          <table:table-cell table:style-name="Table1.F31" office:value-type="string">
            <text:p text:style-name="P61" loext:marker-style-name="T54"/>
          </table:table-cell>
          <table:table-cell table:style-name="Table1.G31" office:value-type="string">
            <text:p text:style-name="P61" loext:marker-style-name="T54"/>
          </table:table-cell>
          <table:table-cell table:style-name="Table1.H31" office:value-type="string">
            <text:p text:style-name="P61" loext:marker-style-name="T54"/>
          </table:table-cell>
        </table:table-row>
        <text:soft-page-break/>
        <table:table-row table:style-name="Table1.32">
          <table:table-cell table:style-name="Table1.A32" office:value-type="string">
            <text:p text:style-name="P61" loext:marker-style-name="T54"/>
          </table:table-cell>
          <table:table-cell table:style-name="Table1.B32" office:value-type="string">
            <text:p text:style-name="P61" loext:marker-style-name="T54"/>
          </table:table-cell>
          <table:table-cell table:style-name="Table1.C32" office:value-type="string">
            <text:p text:style-name="P61" loext:marker-style-name="T54"/>
          </table:table-cell>
          <table:table-cell table:style-name="Table1.D32" office:value-type="string">
            <text:p text:style-name="P61" loext:marker-style-name="T54"/>
          </table:table-cell>
          <table:table-cell table:style-name="Table1.E32" office:value-type="string">
            <text:p text:style-name="P61" loext:marker-style-name="T54"/>
          </table:table-cell>
          <table:table-cell table:style-name="Table1.F32" office:value-type="string">
            <text:p text:style-name="P61" loext:marker-style-name="T54"/>
          </table:table-cell>
          <table:table-cell table:style-name="Table1.G32" office:value-type="string">
            <text:p text:style-name="P61" loext:marker-style-name="T54"/>
          </table:table-cell>
          <table:table-cell table:style-name="Table1.H32" office:value-type="string">
            <text:p text:style-name="P61" loext:marker-style-name="T5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 MT" fo:font-family="'Arial MT'" style:font-family-generic="swiss" style:font-pitch="variable" fo:language="fr" fo:country="FR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14cm" fo:margin-bottom="0cm" style:contextual-spacing="false"/>
      <style:text-properties style:font-name="Arial" fo:font-family="Arial" style:font-family-generic="swiss" style:font-pitch="variable" fo:font-size="9pt" fo:language="fr" fo:country="FR" fo:font-weight="bold" style:font-name-asian="Arial1" style:font-family-asian="Arial" style:font-family-generic-asian="system" style:font-pitch-asian="variable" style:font-size-asian="9pt" style:language-asian="en" style:country-asian="US" style:font-weight-asian="bold" style:font-name-complex="Arial1" style:font-family-complex="Arial" style:font-family-generic-complex="system" style:font-pitch-complex="variable" style:font-size-complex="9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text-properties fo:language="fr" fo:country="FR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Arial MT" fo:font-family="'Arial MT'" style:font-family-generic="swiss" style:font-pitch="variable" fo:language="fr" fo:country="FR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swiss" style:font-pitch="variable" fo:font-size="8pt" fo:letter-spacing="normal" fo:language="fr" fo:country="FR" fo:font-style="normal" fo:font-weight="normal" style:font-name-asian="MS PGothic" style:font-family-asian="'MS PGothic'" style:font-family-generic-asian="system" style:font-pitch-asian="variable" style:font-size-asian="8pt" style:language-asian="en" style:country-asian="US" style:font-style-asian="normal" style:font-weight-asian="normal" style:font-name-complex="MS PGothic" style:font-family-complex="'MS PGothic'" style:font-family-generic-complex="system" style:font-pitch-complex="variable" style:font-size-complex="8pt" style:language-complex="ar" style:country-complex="SA" style:font-style-complex="normal" style:font-weight-complex="normal" style:text-scale="50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1" fo:font-family="Calibri" style:font-family-generic="swiss" style:font-pitch="variable" fo:font-size="8pt" fo:letter-spacing="normal" fo:language="fr" fo:country="FR" fo:font-style="normal" fo:font-weight="normal" style:font-name-asian="MS PGothic" style:font-family-asian="'MS PGothic'" style:font-family-generic-asian="system" style:font-pitch-asian="variable" style:font-size-asian="8pt" style:language-asian="en" style:country-asian="US" style:font-style-asian="normal" style:font-weight-asian="normal" style:font-name-complex="MS PGothic" style:font-family-complex="'MS PGothic'" style:font-family-generic-complex="system" style:font-pitch-complex="variable" style:font-size-complex="8pt" style:language-complex="ar" style:country-complex="SA" style:font-style-complex="normal" style:font-weight-complex="normal" style:text-scale="50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image text:level="1" xlink:href="Pictures/100001360000014A0000014AD953836F.svg" xlink:type="simple" xlink:show="embed" xlink:actuate="onLoad">
        <style:list-level-properties text:list-level-position-and-space-mode="label-alignment" style:vertical-pos="middle" style:vertical-rel="line" fo:width="0.33cm" fo:height="0.33cm">
          <style:list-level-label-alignment text:label-followed-by="listtab" fo:text-indent="-0.231cm" fo:margin-left="0.637cm"/>
        </style:list-level-properties>
      </text:list-level-style-image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0.751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0.87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0.98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10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22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34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45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57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image text:level="1" xlink:href="Pictures/100001E20000019700000130A2F0D5F8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fo:text-indent="-0.231cm" fo:margin-left="0.706cm"/>
        </style:list-level-properties>
      </text:list-level-style-image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0.817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0.928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041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152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265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37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487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46cm" fo:margin-bottom="0.494cm" fo:margin-left="0.249cm" fo:margin-right="1.499cm" style:writing-mode="lr-tb" style:layout-grid-color="#c0c0c0" style:layout-grid-lines="2776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tableu-synthese-E6.xlsx</dc:title>
    <meta:creation-date>2026-04-27T07:54:37</meta:creation-date>
    <dc:date>2026-04-27T14:01:58.602582781</dc:date>
    <meta:editing-duration>PT8M23S</meta:editing-duration>
    <meta:generator>LibreOffice/25.8.6.2$Linux_X86_64 LibreOffice_project/580$Build-2</meta:generator>
    <meta:editing-cycles>5</meta:editing-cycles>
    <meta:print-date>2026-04-27T10:52:33.235647844</meta:print-date>
    <meta:printed-by>PDF files</meta:printed-by>
    <meta:document-statistic meta:table-count="1" meta:image-count="0" meta:object-count="0" meta:page-count="2" meta:paragraph-count="54" meta:word-count="342" meta:character-count="2450" meta:non-whitespace-character-count="2145"/>
    <meta:user-defined meta:name="AppVersion">12.0000</meta:user-defined>
    <meta:user-defined meta:name="Created" meta:value-type="date">2026-04-27T00:00:00</meta:user-defined>
    <meta:user-defined meta:name="Creator">Google Sheets</meta:user-defined>
    <meta:user-defined meta:name="LastSaved" meta:value-type="date">2026-04-27T00:00:00</meta:user-defined>
    <meta:template xlink:type="simple" xlink:actuate="onRequest" xlink:title="Normal" xlink:href=""/>
  </office:meta>
</office:document-meta>
</file>